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Absatz-Standardschriftart" style:family="text">
      <style:text-properties style:font-name="Times New Roman" fo:font-size="12pt" style:font-size-asian="12pt" style:font-size-complex="12pt" fo:language="en" fo:country="US"/>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CommentText" style:family="paragraph">
      <style:paragraph-properties fo:text-align="start" fo:text-indent="0in"/>
    </style:style>
    <style:style style:name="T5" style:parent-style-name="Absatz-Standardschriftart" style:family="text">
      <style:text-properties style:font-name="Times New Roman" fo:font-size="12pt" style:font-size-asian="12pt" style:font-size-complex="12pt" fo:language="en" fo:country="US"/>
    </style:style>
    <style:style style:name="T6" style:parent-style-name="Absatz-Standardschriftart" style:family="text">
      <style:text-properties style:font-name="Times New Roman" fo:font-size="12pt" style:font-size-asian="12pt" style:font-size-complex="12pt" fo:language="en" fo:country="US"/>
    </style:style>
    <style:style style:name="T7" style:parent-style-name="Absatz-Standardschriftart" style:family="text">
      <style:text-properties style:font-name="Times New Roman"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l" fo:country="GR"/>
    </style:style>
    <style:style style:name="T10" style:parent-style-name="DefaultParagraphFont" style:family="text">
      <style:text-properties fo:language="el" fo:country="GR"/>
    </style:style>
    <style:style style:name="T11" style:parent-style-name="DefaultParagraphFont" style:family="text">
      <style:text-properties fo:language="el" fo:country="GR"/>
    </style:style>
    <style:style style:name="T12" style:parent-style-name="DefaultParagraphFont" style:family="text">
      <style:text-properties fo:language="el" fo:country="GR"/>
    </style:style>
    <style:style style:name="T13" style:parent-style-name="DefaultParagraphFont" style:family="text">
      <style:text-properties fo:language="el" fo:country="GR"/>
    </style:style>
    <style:style style:name="T14" style:parent-style-name="DefaultParagraphFont" style:family="text">
      <style:text-properties fo:language="el" fo:country="GR"/>
    </style:style>
    <style:style style:name="T15" style:parent-style-name="DefaultParagraphFont" style:family="text">
      <style:text-properties fo:language="el" fo:country="GR"/>
    </style:style>
    <style:style style:name="T16" style:parent-style-name="DefaultParagraphFont" style:family="text">
      <style:text-properties fo:font-weight="bold" style:font-weight-asian="bold" style:font-weight-complex="bold" fo:language="en" fo:country="US"/>
    </style:style>
    <style:style style:name="T17" style:parent-style-name="Hyperlink" style:family="text">
      <style:text-properties fo:font-weight="bold" style:font-weight-asian="bold" style:font-weight-complex="bold"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DefaultParagraphFont" style:family="text">
      <style:text-properties fo:font-weight="bold" style:font-weight-asian="bold" style:font-weight-complex="bold" fo:language="da" fo:country="DK"/>
    </style:style>
    <style:style style:name="T28" style:parent-style-name="Hyperlink" style:family="text">
      <style:text-properties fo:font-weight="bold" style:font-weight-asian="bold" style:font-weight-complex="bold" fo:language="da" fo:country="DK"/>
    </style:style>
    <style:style style:name="T29" style:parent-style-name="Absatz-Standardschriftart" style:family="text">
      <style:text-properties style:font-name="Times New Roman" fo:font-size="12pt" style:font-size-asian="12pt" style:font-size-complex="12pt" fo:language="en" fo:country="US"/>
    </style:style>
    <style:style style:name="T30" style:parent-style-name="Absatz-Standardschriftart" style:family="text">
      <style:text-properties style:font-name="Times New Roman" fo:font-size="12pt" style:font-size-asian="12pt" style:font-size-complex="12pt" fo:language="en" fo:country="US"/>
    </style:style>
    <style:style style:name="P31" style:parent-style-name="CommentText" style:family="paragraph">
      <style:paragraph-properties fo:text-align="start" fo:text-indent="0in"/>
    </style:style>
    <style:style style:name="T32" style:parent-style-name="Absatz-Standardschriftart" style:family="text">
      <style:text-properties style:font-name="Times New Roman" fo:font-size="12pt" style:font-size-asian="12pt" style:font-size-complex="12pt" fo:language="en" fo:country="US"/>
    </style:style>
    <style:style style:name="P33" style:parent-style-name="Normal" style:family="paragraph">
      <style:text-properties fo:font-weight="bold" style:font-weight-asian="bold" style:font-weight-complex="bold" fo:language="en" fo:country="US"/>
    </style:style>
    <style:style style:name="P34" style:parent-style-name="Normal" style:family="paragraph">
      <style:text-properties fo:font-weight="bold" style:font-weight-asian="bold" style:font-weight-complex="bold" fo:language="en" fo:country="US"/>
    </style:style>
    <style:style style:name="P35" style:parent-style-name="Standard"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style:font-name="Times New Roman" fo:font-size="12pt" style:font-size-asian="12pt" style:font-size-complex="12pt" fo:background-color="#00FF00"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T44" style:parent-style-name="Hyperlink" style:family="text">
      <style:text-properties fo:font-weight="bold" style:font-weight-asian="bold" style:font-weight-complex="bold" fo:language="da" fo:country="DK"/>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P47" style:parent-style-name="Standard" style:family="paragraph">
      <style:paragraph-properties fo:text-align="start" fo:text-indent="0in"/>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background-color="#00FF00" fo:language="en" fo:country="US"/>
    </style:style>
    <style:style style:name="T50" style:parent-style-name="DefaultParagraphFont" style:family="text">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T57" style:parent-style-name="DefaultParagraphFon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background-color="#00FF00"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T65" style:parent-style-name="DefaultParagraphFont" style:family="text">
      <style:text-properties fo:font-weight="bold" style:font-weight-asian="bold" style:font-weight-complex="bold"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background-color="#00FF00"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T126" style:parent-style-name="Hyperlink" style:family="text">
      <style:text-properties fo:font-weight="bold" style:font-weight-asian="bold" style:font-weight-complex="bold" fo:language="da" fo:country="DK"/>
    </style:style>
    <style:style style:name="T127" style:parent-style-name="DefaultParagraphFont" style:family="text">
      <style:text-properties style:font-name="Times New Roman" fo:font-size="12pt" style:font-size-asian="12pt" style:font-size-complex="12pt" fo:language="en" fo:country="US"/>
    </style:style>
    <style:style style:name="P128" style:parent-style-name="Standard" style:family="paragraph">
      <style:paragraph-properties fo:text-align="start" fo:text-indent="0.4916in"/>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background-color="#00FF00"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P135" style:parent-style-name="Standard" style:family="paragraph">
      <style:paragraph-properties fo:text-align="start" fo:text-indent="0.4916in"/>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background-color="#00FF00" fo:language="en" fo:country="US"/>
    </style:style>
    <style:style style:name="T138" style:parent-style-name="DefaultParagraphFon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in"/>
    </style:style>
    <style:style style:name="T140" style:parent-style-name="DefaultParagraphFont" style:family="text">
      <style:text-properties style:font-name="Times New Roman"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background-color="#00FF00"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P14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44" style:parent-style-name="Standard"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background-color="#00FF00"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P151" style:parent-style-name="Standard" style:family="paragraph">
      <style:paragraph-properties fo:text-align="start" fo:text-indent="0.4916in"/>
    </style:style>
    <style:style style:name="T152" style:parent-style-name="DefaultParagraphFont" style:family="text">
      <style:text-properties style:font-name="Times New Roman" fo:font-size="12pt" style:font-size-asian="12pt" style:font-size-complex="12pt" fo:language="en" fo:country="US"/>
    </style:style>
    <style:style style:name="T153" style:parent-style-name="DefaultParagraphFont" style:family="text">
      <style:text-properties style:font-name="Times New Roman" fo:font-size="12pt" style:font-size-asian="12pt" style:font-size-complex="12pt" fo:background-color="#FFFF00" fo:language="en" fo:country="US"/>
    </style:style>
    <style:style style:name="T154" style:parent-style-name="DefaultParagraphFont" style:family="text">
      <style:text-properties style:font-name="Times New Roman" fo:font-size="12pt" style:font-size-asian="12pt" style:font-size-complex="12pt" fo:language="en" fo:country="US"/>
    </style:style>
    <style:style style:name="T155" style:parent-style-name="DefaultParagraphFont" style:family="text">
      <style:text-properties style:font-name="Times New Roman" fo:font-size="12pt" style:font-size-asian="12pt" style:font-size-complex="12pt" fo:background-color="#00FFFF" fo:language="en" fo:country="US"/>
    </style:style>
    <style:style style:name="T156" style:parent-style-name="DefaultParagraphFont" style:family="text">
      <style:text-properties style:font-name="Times New Roman" fo:font-size="12pt" style:font-size-asian="12pt" style:font-size-complex="12pt" fo:language="en" fo:country="US"/>
    </style:style>
    <style:style style:name="T157" style:parent-style-name="DefaultParagraphFont" style:family="text">
      <style:text-properties style:font-name="Times New Roman" fo:font-size="12pt" style:font-size-asian="12pt" style:font-size-complex="12pt" fo:background-color="#00FF00"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background-color="#00FF00"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P161" style:parent-style-name="Standard" style:family="paragraph">
      <style:paragraph-properties fo:text-align="start" fo:text-indent="0in"/>
    </style:style>
    <style:style style:name="T162" style:parent-style-name="DefaultParagraphFont" style:family="text">
      <style:text-properties fo:font-weight="bold" style:font-weight-asian="bold" style:font-weight-complex="bold"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background-color="#00FFFF"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background-color="#FF00FF"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background-color="#00FF00"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P170" style:parent-style-name="Standard" style:family="paragraph">
      <style:paragraph-properties fo:text-align="start" fo:text-indent="0in"/>
    </style:style>
    <style:style style:name="T171" style:parent-style-name="DefaultParagraphFont" style:family="text">
      <style:text-properties style:font-name="Times New Roman" fo:font-size="12pt" style:font-size-asian="12pt" style:font-size-complex="12pt" fo:language="en" fo:country="US"/>
    </style:style>
    <style:style style:name="P172" style:parent-style-name="Standard" style:family="paragraph">
      <style:paragraph-properties fo:text-align="start" fo:text-indent="0in"/>
    </style:style>
    <style:style style:name="T173" style:parent-style-name="DefaultParagraphFont" style:family="text">
      <style:text-properties fo:font-weight="bold" style:font-weight-asian="bold" style:font-weight-complex="bold" fo:language="en" fo:country="US"/>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background-color="#00FF00" fo:language="en" fo:country="US"/>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language="en" fo:country="US"/>
    </style:style>
    <style:style style:name="P178" style:parent-style-name="Standard" style:family="paragraph">
      <style:paragraph-properties fo:text-align="start" fo:text-indent="0in"/>
    </style:style>
    <style:style style:name="T179" style:parent-style-name="DefaultParagraphFont" style:family="text">
      <style:text-properties fo:font-weight="bold" style:font-weight-asian="bold" style:font-weight-complex="bold"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background-color="#00FF00"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DefaultParagraphFont" style:family="text">
      <style:text-properties style:font-name="Times New Roman" fo:font-size="12pt" style:font-size-asian="12pt" style:font-size-complex="12pt" fo:language="en" fo:country="US"/>
    </style:style>
    <style:style style:name="P195" style:parent-style-name="Standard" style:family="paragraph">
      <style:paragraph-properties fo:text-align="start" fo:text-indent="0in"/>
    </style:style>
    <style:style style:name="T196" style:parent-style-name="DefaultParagraphFont" style:family="text">
      <style:text-properties fo:font-weight="bold" style:font-weight-asian="bold" style:font-weight-complex="bold"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DefaultParagraphFont" style:family="text">
      <style:text-properties style:font-name="Times New Roman" fo:font-size="12pt" style:font-size-asian="12pt" style:font-size-complex="12pt" fo:background-color="#00FF00"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Normal" style:family="paragraph">
      <style:paragraph-properties fo:text-indent="0in"/>
      <style:text-properties fo:font-weight="bold" style:font-weight-asian="bold" style:font-weight-complex="bold" fo:language="en" fo:country="US"/>
    </style:style>
    <style:style style:name="P201" style:parent-style-name="Normal" style:family="paragraph">
      <style:text-properties fo:font-weight="bold" style:font-weight-asian="bold" style:font-weight-complex="bold" fo:language="en" fo:country="US"/>
    </style:style>
    <style:style style:name="P202" style:parent-style-name="Standard" style:family="paragraph">
      <style:paragraph-properties fo:text-align="start" fo:text-indent="0in"/>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background-color="#00FFFF"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background-color="#00FFFF"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background-color="#00FFFF"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DefaultParagraphFont" style:family="text">
      <style:text-properties fo:language="en" fo:country="US"/>
    </style:style>
    <style:style style:name="T226" style:parent-style-name="DefaultParagraphFont" style:family="text">
      <style:text-properties fo:background-color="#00FFFF" fo:language="en" fo:country="US"/>
    </style:style>
    <style:style style:name="T227" style:parent-style-name="DefaultParagraphFont" style:family="text">
      <style:text-properties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background-color="#00FFFF"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style>
    <style:style style:name="T232" style:parent-style-name="DefaultParagraphFont"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background-color="#00FFFF"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P236" style:parent-style-name="CommentText" style:family="paragraph">
      <style:paragraph-properties fo:text-align="start" fo:text-indent="0in"/>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P239" style:parent-style-name="CommentText" style:family="paragraph">
      <style:paragraph-properties fo:text-align="start" fo:text-indent="0in"/>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P243" style:parent-style-name="CommentText" style:family="paragraph">
      <style:paragraph-properties fo:text-align="start" fo:text-indent="0in"/>
    </style:style>
    <style:style style:name="P244" style:parent-style-name="CommentText" style:family="paragraph">
      <style:paragraph-properties fo:text-align="start" fo:text-indent="0in"/>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P247" style:parent-style-name="CommentText" style:family="paragraph">
      <style:paragraph-properties fo:text-align="start" fo:text-indent="0in"/>
    </style:style>
    <style:style style:name="P248" style:parent-style-name="CommentText" style:family="paragraph">
      <style:paragraph-properties fo:text-align="start" fo:text-indent="0in"/>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T264" style:parent-style-name="Hyperlink" style:family="text">
      <style:text-properties fo:font-weight="bold" style:font-weight-asian="bold" style:font-weight-complex="bold" fo:language="da" fo:country="DK"/>
    </style:style>
    <style:style style:name="T265" style:parent-style-name="DefaultParagraphFon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CommentText" style:family="paragraph">
      <style:paragraph-properties fo:text-align="start" fo:text-indent="0in"/>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background-color="#00FFFF"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background-color="#00FFFF"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background-color="#00FFFF"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background-color="#00FFFF" fo:language="en" fo:country="US"/>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background-color="#00FFFF" fo:language="en" fo:country="US"/>
    </style:style>
    <style:style style:name="T281" style:parent-style-name="DefaultParagraphFont" style:family="text">
      <style:text-properties style:font-name="Times New Roman" fo:font-size="12pt" style:font-size-asian="12pt" style:font-size-complex="12pt" fo:language="en" fo:country="US"/>
    </style:style>
    <style:style style:name="P28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83" style:parent-style-name="Standard"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00FFFF"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P28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88" style:parent-style-name="Standard" style:family="paragraph">
      <style:paragraph-properties fo:text-align="start" fo:text-indent="0.4916in"/>
    </style:style>
    <style:style style:name="T289" style:parent-style-name="DefaultParagraphFont" style:family="text">
      <style:text-properties style:font-name="Times New Roman" fo:font-size="12pt" style:font-size-asian="12pt" style:font-size-complex="12pt" fo:language="en" fo:country="US"/>
    </style:style>
    <style:style style:name="T290" style:parent-style-name="DefaultParagraphFont" style:family="text">
      <style:text-properties style:font-name="Times New Roman" fo:font-size="12pt" style:font-size-asian="12pt" style:font-size-complex="12pt" fo:background-color="#00FFFF"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P292" style:parent-style-name="Standard" style:family="paragraph">
      <style:paragraph-properties fo:text-align="start" fo:text-indent="0.4916in"/>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background-color="#FFFF00"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background-color="#00FFFF"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background-color="#00FF00"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background-color="#00FFFF"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P302" style:parent-style-name="Standard" style:family="paragraph">
      <style:paragraph-properties fo:text-align="start" fo:text-indent="0.4916in"/>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background-color="#00FFFF"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background-color="#FF00FF"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DefaultParagraphFont" style:family="text">
      <style:text-properties style:font-name="Times New Roman" fo:font-size="12pt" style:font-size-asian="12pt" style:font-size-complex="12pt" fo:background-color="#00FF00"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P310" style:parent-style-name="Standard" style:family="paragraph">
      <style:paragraph-properties fo:text-align="start" fo:text-indent="0in"/>
    </style:style>
    <style:style style:name="T311" style:parent-style-name="DefaultParagraphFont" style:family="text">
      <style:text-properties style:font-name="Times New Roman" fo:font-size="12pt" style:font-size-asian="12pt" style:font-size-complex="12pt" fo:language="en" fo:country="US"/>
    </style:style>
    <style:style style:name="P312" style:parent-style-name="Standard" style:family="paragraph">
      <style:paragraph-properties fo:text-align="start" fo:text-indent="0.4916in"/>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background-color="#00FFFF"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P317" style:parent-style-name="Standard" style:family="paragraph">
      <style:paragraph-properties fo:text-align="start" fo:text-indent="0.4916in"/>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background-color="#00FFFF"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CommentReference" style:family="text">
      <style:text-properties style:font-name="Times New Roman" fo:font-size="12pt" style:font-size-asian="12pt" style:font-size-complex="12pt"/>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background-color="#00FFFF"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Times New Roman" fo:font-size="12pt" style:font-size-asian="12pt" style:font-size-complex="12pt"/>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P336" style:parent-style-name="Standard" style:family="paragraph">
      <style:paragraph-properties fo:text-align="start" fo:text-indent="0.4916in"/>
    </style:style>
    <style:style style:name="T337" style:parent-style-name="DefaultParagraphFont" style:family="text">
      <style:text-properties style:font-name="Times New Roman"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fo:background-color="#00FFFF"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T351" style:parent-style-name="DefaultParagraphFont" style:family="text">
      <style:text-properties style:font-name="Times New Roman" fo:font-size="12pt" style:font-size-asian="12pt" style:font-size-complex="12pt" fo:language="en" fo:country="US"/>
    </style:style>
    <style:style style:name="P352" style:parent-style-name="Standard" style:family="paragraph">
      <style:paragraph-properties fo:text-align="start" fo:text-indent="0.4916in"/>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background-color="#00FFFF"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P356" style:parent-style-name="Standard" style:family="paragraph">
      <style:paragraph-properties fo:text-align="start" fo:text-indent="0.4916in"/>
    </style:style>
    <style:style style:name="T357" style:parent-style-name="DefaultParagraphFont" style:family="text">
      <style:text-properties style:font-name="Times New Roman" fo:font-size="12pt" style:font-size-asian="12pt" style:font-size-complex="12pt" fo:language="en" fo:country="US"/>
    </style:style>
    <style:style style:name="T358" style:parent-style-name="DefaultParagraphFont" style:family="text">
      <style:text-properties style:font-name="Times New Roman" fo:font-size="12pt" style:font-size-asian="12pt" style:font-size-complex="12pt" fo:background-color="#00FFFF"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P360" style:parent-style-name="Normal" style:family="paragraph">
      <style:text-properties fo:language="en" fo:country="US"/>
    </style:style>
    <style:style style:name="P361" style:parent-style-name="Normal" style:family="paragraph">
      <style:paragraph-properties fo:margin-left="0.4909in">
        <style:tab-stops/>
      </style:paragraph-properties>
      <style:text-properties fo:font-weight="bold" style:font-weight-asian="bold" style:font-weight-complex="bold" fo:language="en" fo:country="US"/>
    </style:style>
    <style:style style:name="P362" style:parent-style-name="Standard" style:family="paragraph">
      <style:paragraph-properties fo:text-align="start" fo:text-indent="0in"/>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DefaultParagraphFont" style:family="text">
      <style:text-properties style:font-name="Times New Roman" fo:font-size="12pt" style:font-size-asian="12pt" style:font-size-complex="12pt" fo:background-color="#FF00FF"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T395" style:parent-style-name="Hyperlink" style:family="text">
      <style:text-properties fo:font-weight="bold" style:font-weight-asian="bold" style:font-weight-complex="bold" fo:language="da" fo:country="DK"/>
    </style:style>
    <style:style style:name="T396" style:parent-style-name="DefaultParagraphFont" style:family="text">
      <style:text-properties style:font-name="Times New Roman" fo:font-size="12pt" style:font-size-asian="12pt" style:font-size-complex="12pt" fo:language="en" fo:country="US"/>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background-color="#FF00FF"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Standard" style:family="paragraph">
      <style:paragraph-properties fo:text-align="start" fo:text-indent="0.4916in"/>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background-color="#FF00FF"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P40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T408" style:parent-style-name="DefaultParagraphFont" style:family="text">
      <style:text-properties style:font-name="Times New Roman" fo:font-size="12pt" style:font-size-asian="12pt" style:font-size-complex="12pt" fo:background-color="#FF00FF" fo:language="en" fo:country="US"/>
    </style:style>
    <style:style style:name="T409" style:parent-style-name="DefaultParagraphFont" style:family="text">
      <style:text-properties style:font-name="Times New Roman" fo:font-size="12pt" style:font-size-asian="12pt" style:font-size-complex="12pt" fo:language="en" fo:country="US"/>
    </style:style>
    <style:style style:name="P410" style:parent-style-name="Standard" style:family="paragraph">
      <style:paragraph-properties fo:text-align="start" fo:text-indent="0.4916in"/>
    </style:style>
    <style:style style:name="T411" style:parent-style-name="DefaultParagraphFont" style:family="text">
      <style:text-properties style:font-name="Times New Roman" fo:font-size="12pt" style:font-size-asian="12pt" style:font-size-complex="12pt" fo:language="en" fo:country="US"/>
    </style:style>
    <style:style style:name="T412" style:parent-style-name="DefaultParagraphFont" style:family="text">
      <style:text-properties style:font-name="Times New Roman" fo:font-size="12pt" style:font-size-asian="12pt" style:font-size-complex="12pt" fo:background-color="#FFFF00" fo:language="en" fo:country="US"/>
    </style:style>
    <style:style style:name="T413" style:parent-style-name="DefaultParagraphFont" style:family="text">
      <style:text-properties style:font-name="Times New Roman" fo:font-size="12pt" style:font-size-asian="12pt" style:font-size-complex="12pt" fo:language="en" fo:country="US"/>
    </style:style>
    <style:style style:name="T414" style:parent-style-name="DefaultParagraphFont" style:family="text">
      <style:text-properties style:font-name="Times New Roman" fo:font-size="12pt" style:font-size-asian="12pt" style:font-size-complex="12pt" fo:background-color="#00FFFF" fo:language="en" fo:country="US"/>
    </style:style>
    <style:style style:name="T415" style:parent-style-name="DefaultParagraphFont" style:family="text">
      <style:text-properties style:font-name="Times New Roman" fo:font-size="12pt" style:font-size-asian="12pt" style:font-size-complex="12pt" fo:language="en" fo:country="US"/>
    </style:style>
    <style:style style:name="T416" style:parent-style-name="DefaultParagraphFont" style:family="text">
      <style:text-properties style:font-name="Times New Roman" fo:font-size="12pt" style:font-size-asian="12pt" style:font-size-complex="12pt" fo:background-color="#00FF00" fo:language="en" fo:country="US"/>
    </style:style>
    <style:style style:name="T417" style:parent-style-name="DefaultParagraphFont" style:family="text">
      <style:text-properties style:font-name="Times New Roman" fo:font-size="12pt" style:font-size-asian="12pt" style:font-size-complex="12pt" fo:language="en" fo:country="US"/>
    </style:style>
    <style:style style:name="T418" style:parent-style-name="DefaultParagraphFont" style:family="text">
      <style:text-properties style:font-name="Times New Roman" fo:font-size="12pt" style:font-size-asian="12pt" style:font-size-complex="12pt" fo:background-color="#FF00FF" fo:language="en" fo:country="US"/>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Standard" style:family="paragraph">
      <style:paragraph-properties fo:text-align="start" fo:text-indent="0.4916in"/>
    </style:style>
    <style:style style:name="T421" style:parent-style-name="DefaultParagraphFont" style:family="text">
      <style:text-properties style:font-name="Times New Roman" fo:font-size="12pt" style:font-size-asian="12pt" style:font-size-complex="12pt" fo:language="en" fo:country="US"/>
    </style:style>
    <style:style style:name="T422" style:parent-style-name="DefaultParagraphFont" style:family="text">
      <style:text-properties style:font-name="Times New Roman" fo:font-size="12pt" style:font-size-asian="12pt" style:font-size-complex="12pt" fo:background-color="#00FFFF" fo:language="en" fo:country="US"/>
    </style:style>
    <style:style style:name="T423" style:parent-style-name="DefaultParagraphFont" style:family="text">
      <style:text-properties style:font-name="Times New Roman" fo:font-size="12pt" style:font-size-asian="12pt" style:font-size-complex="12pt" fo:language="en" fo:country="US"/>
    </style:style>
    <style:style style:name="T424" style:parent-style-name="DefaultParagraphFont" style:family="text">
      <style:text-properties style:font-name="Times New Roman" fo:font-size="12pt" style:font-size-asian="12pt" style:font-size-complex="12pt" fo:background-color="#FF00FF" fo:language="en" fo:country="US"/>
    </style:style>
    <style:style style:name="T425" style:parent-style-name="DefaultParagraphFont" style:family="text">
      <style:text-properties style:font-name="Times New Roman" fo:font-size="12pt" style:font-size-asian="12pt" style:font-size-complex="12pt" fo:language="en" fo:country="US"/>
    </style:style>
    <style:style style:name="T426" style:parent-style-name="DefaultParagraphFont" style:family="text">
      <style:text-properties style:font-name="Times New Roman" fo:font-size="12pt" style:font-size-asian="12pt" style:font-size-complex="12pt" fo:background-color="#00FF00" fo:language="en" fo:country="US"/>
    </style:style>
    <style:style style:name="T427" style:parent-style-name="DefaultParagraphFont" style:family="text">
      <style:text-properties style:font-name="Times New Roman" fo:font-size="12pt" style:font-size-asian="12pt" style:font-size-complex="12pt" fo:language="en" fo:country="US"/>
    </style:style>
    <style:style style:name="P428" style:parent-style-name="Standard" style:family="paragraph">
      <style:paragraph-properties fo:text-align="start" fo:text-indent="0in"/>
    </style:style>
    <style:style style:name="T429" style:parent-style-name="DefaultParagraphFont" style:family="text">
      <style:text-properties style:font-name="Times New Roman" fo:font-size="12pt" style:font-size-asian="12pt" style:font-size-complex="12pt" fo:language="en" fo:country="US"/>
    </style:style>
    <style:style style:name="T430" style:parent-style-name="DefaultParagraphFont" style:family="text">
      <style:text-properties style:font-name="Times New Roman" fo:font-size="12pt" style:font-size-asian="12pt" style:font-size-complex="12pt" fo:language="en" fo:country="US"/>
    </style:style>
    <style:style style:name="T431" style:parent-style-name="DefaultParagraphFont" style:family="text">
      <style:text-properties style:font-name="Times New Roman" fo:font-size="12pt" style:font-size-asian="12pt" style:font-size-complex="12pt" fo:background-color="#FF00FF" fo:language="en" fo:country="US"/>
    </style:style>
    <style:style style:name="T432" style:parent-style-name="DefaultParagraphFont" style:family="text">
      <style:text-properties style:font-name="Times New Roman" fo:font-size="12pt" style:font-size-asian="12pt" style:font-size-complex="12pt" fo:language="en" fo:country="US"/>
    </style:style>
    <style:style style:name="T433" style:parent-style-name="DefaultParagraphFont" style:family="text">
      <style:text-properties style:font-name="Times New Roman" fo:font-size="12pt" style:font-size-asian="12pt" style:font-size-complex="12pt" fo:language="en" fo:country="US"/>
    </style:style>
    <style:style style:name="P434" style:parent-style-name="Standard" style:family="paragraph">
      <style:paragraph-properties fo:text-align="start" fo:text-indent="0.4916in"/>
    </style:style>
    <style:style style:name="T435" style:parent-style-name="DefaultParagraphFont" style:family="text">
      <style:text-properties style:font-name="Times New Roman" fo:font-size="12pt" style:font-size-asian="12pt" style:font-size-complex="12pt" fo:language="en" fo:country="US"/>
    </style:style>
    <style:style style:name="T436" style:parent-style-name="DefaultParagraphFont" style:family="text">
      <style:text-properties style:font-name="Times New Roman" fo:font-size="12pt" style:font-size-asian="12pt" style:font-size-complex="12pt" fo:background-color="#FF00FF"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T438" style:parent-style-name="DefaultParagraphFont" style:family="text">
      <style:text-properties style:font-name="Times New Roman" fo:font-size="12pt" style:font-size-asian="12pt" style:font-size-complex="12pt" fo:language="en" fo:country="US"/>
    </style:style>
    <style:style style:name="T439" style:parent-style-name="DefaultParagraphFont" style:family="text">
      <style:text-properties style:font-name="Times New Roman"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Times New Roman" fo:font-size="12pt" style:font-size-asian="12pt" style:font-size-complex="12pt"/>
    </style:style>
    <style:style style:name="T442" style:parent-style-name="DefaultParagraphFont" style:family="text">
      <style:text-properties style:font-name="Times New Roman" fo:font-size="12pt" style:font-size-asian="12pt" style:font-size-complex="12pt" fo:language="en" fo:country="US"/>
    </style:style>
    <style:style style:name="P443" style:parent-style-name="Standard" style:family="paragraph">
      <style:paragraph-properties fo:text-align="start" fo:text-indent="0in"/>
    </style:style>
    <style:style style:name="T444" style:parent-style-name="DefaultParagraphFont" style:family="text">
      <style:text-properties style:font-name="Times New Roman"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background-color="#FF00FF" fo:language="en" fo:country="US"/>
    </style:style>
    <style:style style:name="T446" style:parent-style-name="DefaultParagraphFont" style:family="text">
      <style:text-properties style:font-name="Times New Roman" fo:font-size="12pt" style:font-size-asian="12pt" style:font-size-complex="12pt" fo:language="en" fo:country="US"/>
    </style:style>
    <style:style style:name="T447" style:parent-style-name="DefaultParagraphFont" style:family="text">
      <style:text-properties style:font-name="Times New Roman" fo:font-size="12pt" style:font-size-asian="12pt" style:font-size-complex="12pt" fo:language="en" fo:country="US"/>
    </style:style>
    <style:style style:name="T448" style:parent-style-name="DefaultParagraphFont" style:family="text">
      <style:text-properties style:font-name="Times New Roman"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Times New Roman" fo:font-size="12pt" style:font-size-asian="12pt" style:font-size-complex="12pt"/>
    </style:style>
    <style:style style:name="T451" style:parent-style-name="DefaultParagraphFont" style:family="text">
      <style:text-properties style:font-name="Times New Roman"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language="en" fo:country="US"/>
    </style:style>
    <style:style style:name="T453" style:parent-style-name="DefaultParagraphFont" style:family="text">
      <style:text-properties style:font-name="Times New Roman" fo:font-size="12pt" style:font-size-asian="12pt" style:font-size-complex="12pt" fo:background-color="#FF00FF" fo:language="en" fo:country="US"/>
    </style:style>
    <style:style style:name="T454" style:parent-style-name="DefaultParagraphFont" style:family="text">
      <style:text-properties style:font-name="Times New Roman" fo:font-size="12pt" style:font-size-asian="12pt" style:font-size-complex="12pt"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T465" style:parent-style-name="DefaultParagraphFont" style:family="text">
      <style:text-properties style:font-name="Times New Roman" fo:font-size="12pt" style:font-size-asian="12pt" style:font-size-complex="12pt" fo:language="en" fo:country="US"/>
    </style:style>
    <style:style style:name="T466" style:parent-style-name="DefaultParagraphFont" style:family="text">
      <style:text-properties style:font-name="Times New Roman" fo:font-size="12pt" style:font-size-asian="12pt" style:font-size-complex="12pt" fo:language="en" fo:country="US"/>
    </style:style>
    <style:style style:name="T467" style:parent-style-name="DefaultParagraphFont" style:family="text">
      <style:text-properties style:font-name="Times New Roman" fo:font-size="12pt" style:font-size-asian="12pt" style:font-size-complex="12pt" fo:language="en" fo:country="US"/>
    </style:style>
    <style:style style:name="P468" style:parent-style-name="CommentText" style:family="paragraph">
      <style:paragraph-properties fo:text-align="start" fo:text-indent="0in"/>
    </style:style>
    <style:style style:name="T469" style:parent-style-name="CommentReference"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P472" style:parent-style-name="Standard" style:family="paragraph">
      <style:paragraph-properties fo:text-align="start" fo:text-indent="0.4916in"/>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background-color="#FF00FF"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background-color="#FF00FF"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P491" style:parent-style-name="Standard" style:family="paragraph">
      <style:paragraph-properties fo:text-align="start" fo:text-indent="0.4916in"/>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background-color="#FF00FF"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T495" style:parent-style-name="Absatz-Standardschriftart" style:family="text">
      <style:text-properties style:font-name="Times New Roman" fo:font-size="12pt" style:font-size-asian="12pt" style:font-size-complex="12pt" fo:language="en" fo:country="US"/>
    </style:style>
    <style:style style:name="T496" style:parent-style-name="Absatz-Standardschriftart" style:family="text">
      <style:text-properties style:font-name="Times New Roman" fo:font-size="12pt" style:font-size-asian="12pt" style:font-size-complex="12pt" fo:background-color="#FF00FF" fo:language="en" fo:country="US"/>
    </style:style>
    <style:style style:name="T497" style:parent-style-name="Absatz-Standardschriftart" style:family="text">
      <style:text-properties style:font-name="Times New Roman" fo:font-size="12pt" style:font-size-asian="12pt" style:font-size-complex="12pt" fo:language="en" fo:country="US"/>
    </style:style>
    <style:style style:name="P498" style:parent-style-name="Normal" style:family="paragraph">
      <style:text-properties fo:language="en" fo:country="US"/>
    </style:style>
    <style:style style:name="P499" style:parent-style-name="Normal" style:family="paragraph">
      <style:text-properties fo:font-weight="bold" style:font-weight-asian="bold" style:font-weight-complex="bold" fo:language="en" fo:country="US"/>
    </style:style>
    <style:style style:name="P500" style:parent-style-name="Standard" style:family="paragraph">
      <style:paragraph-properties fo:text-align="start" fo:text-indent="0in"/>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language="en" fo:country="US"/>
    </style:style>
    <style:style style:name="P503" style:parent-style-name="CommentText" style:family="paragraph">
      <style:paragraph-properties fo:text-align="start" fo:text-indent="0in"/>
    </style:style>
    <style:style style:name="T504" style:parent-style-name="DefaultParagraphFont"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fo:font-size="12pt" style:font-size-asian="12pt" style:font-size-complex="12pt" fo:background-color="#FFFF00" fo:language="en" fo:country="US"/>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T510" style:parent-style-name="Hyperlink" style:family="text">
      <style:text-properties fo:font-weight="bold" style:font-weight-asian="bold" style:font-weight-complex="bold" fo:language="da" fo:country="DK"/>
    </style:style>
    <style:style style:name="T511" style:parent-style-name="DefaultParagraphFont" style:family="text">
      <style:text-properties style:font-name="Times New Roman" fo:font-size="12pt" style:font-size-asian="12pt" style:font-size-complex="12pt" fo:language="en" fo:country="US"/>
    </style:style>
    <style:style style:name="P512" style:parent-style-name="Standard" style:family="paragraph">
      <style:paragraph-properties fo:text-align="start" fo:text-indent="0in"/>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DefaultParagraphFont" style:family="text">
      <style:text-properties style:font-name="Times New Roman" fo:font-size="12pt" style:font-size-asian="12pt" style:font-size-complex="12pt" fo:background-color="#FFFF00"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DefaultParagraphFont" style:family="text">
      <style:text-properties style:font-name="Times New Roman" fo:font-size="12pt" style:font-size-asian="12pt" style:font-size-complex="12pt" fo:background-color="#FFFF00" fo:language="en" fo:country="US"/>
    </style:style>
    <style:style style:name="T517" style:parent-style-name="DefaultParagraphFont" style:family="text">
      <style:text-properties style:font-name="Times New Roman" fo:font-size="12pt" style:font-size-asian="12pt" style:font-size-complex="12pt" fo:language="en" fo:country="US"/>
    </style:style>
    <style:style style:name="T51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19" style:parent-style-name="DefaultParagraphFont" style:family="text">
      <style:text-properties style:font-name="Times New Roman" fo:font-size="12pt" style:font-size-asian="12pt" style:font-size-complex="12pt" fo:language="en" fo:country="US"/>
    </style:style>
    <style:style style:name="T52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T523" style:parent-style-name="Hyperlink" style:family="text">
      <style:text-properties fo:font-weight="bold" style:font-weight-asian="bold" style:font-weight-complex="bold" fo:language="da" fo:country="DK"/>
    </style:style>
    <style:style style:name="T524" style:parent-style-name="DefaultParagraphFont" style:family="text">
      <style:text-properties style:font-name="Times New Roman" fo:font-size="12pt" style:font-size-asian="12pt" style:font-size-complex="12pt" fo:language="en" fo:country="US"/>
    </style:style>
    <style:style style:name="P525" style:parent-style-name="Standard" style:family="paragraph">
      <style:paragraph-properties fo:text-align="start" fo:text-indent="0in"/>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background-color="#FFFF00" fo:language="en" fo:country="US"/>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language="en" fo:country="US"/>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T558" style:parent-style-name="Hyperlink" style:family="text">
      <style:text-properties fo:font-weight="bold" style:font-weight-asian="bold" style:font-weight-complex="bold" fo:language="da" fo:country="DK"/>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fo:language="en" fo:country="US"/>
    </style:style>
    <style:style style:name="T561" style:parent-style-name="DefaultParagraphFont" style:family="text">
      <style:text-properties style:font-name="Times New Roman" fo:font-size="12pt" style:font-size-asian="12pt" style:font-size-complex="12pt" fo:background-color="#FFFF00" fo:language="en" fo:country="US"/>
    </style:style>
    <style:style style:name="T562" style:parent-style-name="DefaultParagraphFont" style:family="text">
      <style:text-properties style:font-name="Times New Roman" fo:font-size="12pt" style:font-size-asian="12pt" style:font-size-complex="12pt" fo:language="en" fo:country="US"/>
    </style:style>
    <style:style style:name="P563" style:parent-style-name="Standard" style:family="paragraph">
      <style:paragraph-properties fo:text-align="start" fo:text-indent="0.4916in"/>
    </style:style>
    <style:style style:name="T564" style:parent-style-name="DefaultParagraphFont" style:family="text">
      <style:text-properties style:font-name="Times New Roman" fo:font-size="12pt" style:font-size-asian="12pt" style:font-size-complex="12pt" fo:language="en" fo:country="US"/>
    </style:style>
    <style:style style:name="T565" style:parent-style-name="DefaultParagraphFont" style:family="text">
      <style:text-properties style:font-name="Times New Roman" fo:font-size="12pt" style:font-size-asian="12pt" style:font-size-complex="12pt" fo:language="en" fo:country="US"/>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background-color="#FFFF00" fo:language="en" fo:country="US"/>
    </style:style>
    <style:style style:name="T568" style:parent-style-name="DefaultParagraphFont" style:family="text">
      <style:text-properties style:font-name="Times New Roman" fo:font-size="12pt" style:font-size-asian="12pt" style:font-size-complex="12pt" fo:language="en" fo:country="US"/>
    </style:style>
    <style:style style:name="P56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570" style:parent-style-name="Standard" style:family="paragraph">
      <style:paragraph-properties fo:text-align="start" fo:text-indent="0in"/>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DefaultParagraphFont" style:family="text">
      <style:text-properties style:font-name="Times New Roman" fo:font-size="12pt" style:font-size-asian="12pt" style:font-size-complex="12pt" fo:background-color="#FFFF00" fo:language="en" fo:country="US"/>
    </style:style>
    <style:style style:name="T573" style:parent-style-name="DefaultParagraphFont" style:family="text">
      <style:text-properties style:font-name="Times New Roman" fo:font-size="12pt" style:font-size-asian="12pt" style:font-size-complex="12pt" fo:language="en" fo:country="US"/>
    </style:style>
    <style:style style:name="T574" style:parent-style-name="DefaultParagraphFont" style:family="text">
      <style:text-properties style:font-name="Times New Roman" fo:font-size="12pt" style:font-size-asian="12pt" style:font-size-complex="12pt" fo:language="en" fo:country="US"/>
    </style:style>
    <style:style style:name="P575" style:parent-style-name="Standard" style:family="paragraph">
      <style:paragraph-properties fo:text-align="start" fo:text-indent="0.4916in"/>
    </style:style>
    <style:style style:name="T576" style:parent-style-name="DefaultParagraphFont" style:family="text">
      <style:text-properties style:font-name="Times New Roman" fo:font-size="12pt" style:font-size-asian="12pt" style:font-size-complex="12pt" fo:language="en" fo:country="US"/>
    </style:style>
    <style:style style:name="T577" style:parent-style-name="DefaultParagraphFont" style:family="text">
      <style:text-properties style:font-name="Times New Roman" fo:font-size="12pt" style:font-size-asian="12pt" style:font-size-complex="12pt" fo:background-color="#FFFF00" fo:language="en" fo:country="US"/>
    </style:style>
    <style:style style:name="T578" style:parent-style-name="DefaultParagraphFont" style:family="text">
      <style:text-properties style:font-name="Times New Roman" fo:font-size="12pt" style:font-size-asian="12pt" style:font-size-complex="12pt" fo:language="en" fo:country="US"/>
    </style:style>
    <style:style style:name="T579" style:parent-style-name="DefaultParagraphFont" style:family="text">
      <style:text-properties style:font-name="Times New Roman" fo:font-size="12pt" style:font-size-asian="12pt" style:font-size-complex="12pt" fo:background-color="#00FFFF" fo:language="en" fo:country="US"/>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00FF00"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background-color="#FFFF00" fo:language="en" fo:country="US"/>
    </style:style>
    <style:style style:name="T584" style:parent-style-name="DefaultParagraphFont" style:family="text">
      <style:text-properties style:font-name="Times New Roman" fo:font-size="12pt" style:font-size-asian="12pt" style:font-size-complex="12pt" fo:language="en" fo:country="US"/>
    </style:style>
    <style:style style:name="P585" style:parent-style-name="Standard" style:family="paragraph">
      <style:paragraph-properties fo:text-align="start" fo:text-indent="0.4916in"/>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background-color="#FFFF00"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fo:language="en" fo:country="US"/>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background-color="#FFFF00"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background-color="#FFFF00"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DefaultParagraphFont" style:family="text">
      <style:text-properties style:font-name="Times New Roman" fo:font-size="12pt" style:font-size-asian="12pt" style:font-size-complex="12pt" fo:language="en" fo:country="US"/>
    </style:style>
    <style:style style:name="T597" style:parent-style-name="DefaultParagraphFont" style:family="text">
      <style:text-properties style:font-name="Times New Roman" fo:font-size="12pt" style:font-size-asian="12pt" style:font-size-complex="12pt" fo:language="en" fo:country="US"/>
    </style:style>
    <style:style style:name="P598" style:parent-style-name="Standard" style:family="paragraph">
      <style:paragraph-properties fo:text-align="start" fo:text-indent="0.4916in"/>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background-color="#FFFF00"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CommentReference" style:family="text">
      <style:text-properties style:font-name="Times New Roman" fo:font-size="12pt" style:font-size-asian="12pt" style:font-size-complex="12pt"/>
    </style:style>
    <style:style style:name="T606" style:parent-style-name="DefaultParagraphFont" style:family="text">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background-color="#FFFF00" fo:language="en" fo:country="US"/>
    </style:style>
    <style:style style:name="T610" style:parent-style-name="DefaultParagraphFont" style:family="text">
      <style:text-properties style:font-name="Times New Roman" fo:font-size="12pt" style:font-size-asian="12pt" style:font-size-complex="12pt" fo:language="en" fo:country="US"/>
    </style:style>
    <style:style style:name="T611" style:parent-style-name="DefaultParagraphFont" style:family="text">
      <style:text-properties style:font-name="Times New Roman" fo:font-size="12pt" style:font-size-asian="12pt" style:font-size-complex="12pt" fo:language="en" fo:country="US"/>
    </style:style>
    <style:style style:name="T612" style:parent-style-name="DefaultParagraphFont" style:family="text">
      <style:text-properties style:font-name="Times New Roman" fo:font-size="12pt" style:font-size-asian="12pt" style:font-size-complex="12pt" fo:language="en" fo:country="US"/>
    </style:style>
    <style:style style:name="P613" style:parent-style-name="CommentText" style:family="paragraph">
      <style:paragraph-properties fo:text-align="start" fo:text-indent="0in"/>
    </style:style>
    <style:style style:name="T614" style:parent-style-name="CommentReference" style:family="text">
      <style:text-properties style:font-name="Times New Roman" fo:font-size="12pt" style:font-size-asian="12pt" style:font-size-complex="12pt"/>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background-color="#FFFF00"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P622" style:parent-style-name="CommentText" style:family="paragraph">
      <style:paragraph-properties fo:text-align="start" fo:text-indent="0in"/>
    </style:style>
    <style:style style:name="P623" style:parent-style-name="CommentText" style:family="paragraph">
      <style:paragraph-properties fo:text-align="start" fo:text-indent="0in"/>
    </style:style>
    <style:style style:name="P624" style:parent-style-name="CommentText" style:family="paragraph">
      <style:paragraph-properties fo:text-align="start" fo:text-indent="0in"/>
    </style:style>
    <style:style style:name="P625" style:parent-style-name="CommentText" style:family="paragraph">
      <style:paragraph-properties fo:text-align="start" fo:text-indent="0in"/>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Times New Roman" fo:font-size="12pt" style:font-size-asian="12pt" style:font-size-complex="12pt"/>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DefaultParagraphFont" style:family="text">
      <style:text-properties style:font-name="Times New Roman" fo:font-size="12pt" style:font-size-asian="12pt" style:font-size-complex="12pt" fo:language="en" fo:country="US"/>
    </style:style>
    <style:style style:name="P636" style:parent-style-name="Standard" style:family="paragraph">
      <style:paragraph-properties fo:text-align="start" fo:text-indent="0.4916in"/>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ize="12pt" style:font-size-asian="12pt" style:font-size-complex="12pt" fo:background-color="#FFFF00" fo:language="en" fo:country="US"/>
    </style:style>
    <style:style style:name="T639" style:parent-style-name="DefaultParagraphFont" style:family="text">
      <style:text-properties style:font-name="Times New Roman" fo:font-size="12pt" style:font-size-asian="12pt" style:font-size-complex="12pt" fo:language="en" fo:country="US"/>
    </style:style>
    <style:style style:name="T640" style:parent-style-name="DefaultParagraphFont" style:family="text">
      <style:text-properties style:font-name="Times New Roman"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T651" style:parent-style-name="DefaultParagraphFont" style:family="text">
      <style:text-properties style:font-name="Times New Roman" fo:font-size="12pt" style:font-size-asian="12pt" style:font-size-complex="12pt" fo:language="en" fo:country="US"/>
    </style:style>
    <style:style style:name="P652" style:parent-style-name="Standard" style:family="paragraph">
      <style:paragraph-properties fo:text-align="start" fo:text-indent="0.4916in"/>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ize="12pt" style:font-size-asian="12pt" style:font-size-complex="12pt" fo:background-color="#FFFF00"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P656" style:parent-style-name="Standard" style:family="paragraph">
      <style:paragraph-properties fo:text-align="start" fo:text-indent="0.4916in"/>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background-color="#FFFF00" fo:language="en" fo:country="US"/>
    </style:style>
    <style:style style:name="T659" style:parent-style-name="DefaultParagraphFont" style:family="text">
      <style:text-properties style:font-name="Times New Roman" fo:font-size="12pt" style:font-size-asian="12pt" style:font-size-complex="12pt" fo:language="en" fo:country="US"/>
    </style:style>
    <style:style style:name="P660" style:parent-style-name="Standard" style:family="paragraph">
      <style:paragraph-properties fo:text-align="start" fo:text-indent="0.4916in"/>
    </style:style>
    <style:style style:name="T661" style:parent-style-name="Absatz-Standardschriftart" style:family="text">
      <style:text-properties style:font-name="Times New Roman" fo:font-size="12pt" style:font-size-asian="12pt" style:font-size-complex="12pt" fo:language="en" fo:country="US"/>
    </style:style>
    <style:style style:name="T662" style:parent-style-name="Absatz-Standardschriftart" style:family="text">
      <style:text-properties style:font-name="Times New Roman" fo:font-size="12pt" style:font-size-asian="12pt" style:font-size-complex="12pt" fo:background-color="#FFFF00" fo:language="en" fo:country="US"/>
    </style:style>
    <style:style style:name="T663" style:parent-style-name="Absatz-Standardschriftart" style:family="text">
      <style:text-properties style:font-name="Times New Roman" fo:font-size="12pt" style:font-size-asian="12pt" style:font-size-complex="12pt" fo:language="en" fo:country="US"/>
    </style:style>
    <style:style style:name="T664" style:parent-style-name="Absatz-Standardschriftart" style:family="text">
      <style:text-properties style:font-name="Times New Roman" fo:font-size="12pt" style:font-size-asian="12pt" style:font-size-complex="12pt" fo:background-color="#FFFF00" fo:language="en" fo:country="US"/>
    </style:style>
    <style:style style:name="T665" style:parent-style-name="Absatz-Standardschriftart" style:family="text">
      <style:text-properties style:font-name="Times New Roman" fo:font-size="12pt" style:font-size-asian="12pt" style:font-size-complex="12pt" fo:language="en" fo:country="US"/>
    </style:style>
    <style:style style:name="T666" style:parent-style-name="Absatz-Standardschriftart" style:family="text">
      <style:text-properties style:font-name="Times New Roman" fo:font-size="12pt" style:font-size-asian="12pt" style:font-size-complex="12pt" fo:background-color="#FFFF00" fo:language="en" fo:country="US"/>
    </style:style>
    <style:style style:name="T667" style:parent-style-name="Absatz-Standardschriftart" style:family="text">
      <style:text-properties style:font-name="Times New Roman" fo:font-size="12pt" style:font-size-asian="12pt" style:font-size-complex="12pt" fo:language="en" fo:country="US"/>
    </style:style>
    <style:style style:name="T668" style:parent-style-name="Absatz-Standardschriftart" style:family="text">
      <style:text-properties style:font-name="Times New Roman" fo:font-size="12pt" style:font-size-asian="12pt" style:font-size-complex="12pt" fo:background-color="#FFFF00" fo:language="en" fo:country="US"/>
    </style:style>
    <style:style style:name="T669" style:parent-style-name="Absatz-Standardschriftart" style:family="text">
      <style:text-properties style:font-name="Times New Roman" fo:font-size="12pt" style:font-size-asian="12pt" style:font-size-complex="12pt" fo:language="en" fo:country="US"/>
    </style:style>
    <style:style style:name="P670" style:parent-style-name="Standard" style:family="paragraph">
      <style:paragraph-properties fo:text-align="start" fo:text-indent="0in"/>
    </style:style>
    <style:style style:name="T6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73" style:parent-style-name="CommentText" style:family="paragraph">
      <style:paragraph-properties fo:text-align="start" fo:text-indent="0in"/>
    </style:style>
    <style:style style:name="T674" style:parent-style-name="DefaultParagraphFont" style:family="text">
      <style:text-properties fo:font-weight="bold" style:font-weight-asian="bold" style:font-weight-complex="bold" fo:language="en" fo:country="US"/>
    </style:style>
    <style:style style:name="P675" style:parent-style-name="CommentText" style:family="paragraph">
      <style:paragraph-properties fo:text-align="start" fo:text-indent="0in"/>
    </style:style>
    <style:style style:name="T676" style:parent-style-name="DefaultParagraphFont" style:family="text">
      <style:text-properties fo:language="da" fo:country="DK"/>
    </style:style>
    <style:style style:name="T677" style:parent-style-name="DefaultParagraphFont" style:family="text">
      <style:text-properties fo:background-color="#FFFF00" fo:language="da" fo:country="DK"/>
    </style:style>
    <style:style style:name="T678" style:parent-style-name="DefaultParagraphFont" style:family="text">
      <style:text-properties fo:language="da" fo:country="DK"/>
    </style:style>
    <style:style style:name="T679" style:parent-style-name="DefaultParagraphFont" style:family="text">
      <style:text-properties fo:background-color="#00FFFF" fo:language="da" fo:country="DK"/>
    </style:style>
    <style:style style:name="T680" style:parent-style-name="DefaultParagraphFont" style:family="text">
      <style:text-properties fo:language="da" fo:country="DK"/>
    </style:style>
    <style:style style:name="T681" style:parent-style-name="DefaultParagraphFont" style:family="text">
      <style:text-properties fo:background-color="#00FF00" fo:language="da" fo:country="DK"/>
    </style:style>
    <style:style style:name="T682" style:parent-style-name="DefaultParagraphFont" style:family="text">
      <style:text-properties fo:language="da" fo:country="DK"/>
    </style:style>
    <style:style style:name="T683" style:parent-style-name="DefaultParagraphFont" style:family="text">
      <style:text-properties fo:background-color="#FF00FF" fo:language="da" fo:country="DK"/>
    </style:style>
    <style:style style:name="T684" style:parent-style-name="DefaultParagraphFont" style:family="text">
      <style:text-properties fo:language="da" fo:country="DK"/>
    </style:style>
    <style:style style:name="T685" style:parent-style-name="DefaultParagraphFont" style:family="text">
      <style:text-properties fo:language="en" fo:country="US"/>
    </style:style>
    <style:style style:name="P686" style:parent-style-name="CommentText" style:family="paragraph">
      <style:paragraph-properties fo:text-align="start" fo:text-indent="0in"/>
    </style:style>
    <style:style style:name="T687" style:parent-style-name="DefaultParagraphFont" style:family="text">
      <style:text-properties fo:language="en" fo:country="US"/>
    </style:style>
    <style:style style:name="T688" style:parent-style-name="DefaultParagraphFont" style:family="text">
      <style:text-properties fo:background-color="#FFFF00" fo:language="en" fo:country="US"/>
    </style:style>
    <style:style style:name="T689" style:parent-style-name="DefaultParagraphFont" style:family="text">
      <style:text-properties fo:language="en" fo:country="US"/>
    </style:style>
    <style:style style:name="T690" style:parent-style-name="DefaultParagraphFont" style:family="text">
      <style:text-properties fo:background-color="#FFFF00" fo:language="en" fo:country="US"/>
    </style:style>
    <style:style style:name="T691" style:parent-style-name="DefaultParagraphFont" style:family="text">
      <style:text-properties fo:language="en" fo:country="US"/>
    </style:style>
    <style:style style:name="T692" style:parent-style-name="DefaultParagraphFont" style:family="text">
      <style:text-properties fo:background-color="#00FF00" fo:language="en" fo:country="US"/>
    </style:style>
    <style:style style:name="T693" style:parent-style-name="DefaultParagraphFont" style:family="text">
      <style:text-properties fo:language="en" fo:country="US"/>
    </style:style>
    <style:style style:name="T694" style:parent-style-name="DefaultParagraphFont" style:family="text">
      <style:text-properties fo:background-color="#FFFF00" fo:language="en" fo:country="US"/>
    </style:style>
    <style:style style:name="T695" style:parent-style-name="DefaultParagraphFont" style:family="text">
      <style:text-properties fo:language="en" fo:country="US"/>
    </style:style>
    <style:style style:name="P696" style:parent-style-name="CommentText" style:family="paragraph">
      <style:paragraph-properties fo:text-align="start" fo:text-indent="0in"/>
    </style:style>
    <style:style style:name="T697" style:parent-style-name="DefaultParagraphFont" style:family="text">
      <style:text-properties fo:language="en" fo:country="US"/>
    </style:style>
    <style:style style:name="T698" style:parent-style-name="DefaultParagraphFont" style:family="text">
      <style:text-properties fo:background-color="#FF00FF" fo:language="en" fo:country="US"/>
    </style:style>
    <style:style style:name="T699" style:parent-style-name="DefaultParagraphFont" style:family="text">
      <style:text-properties fo:language="en" fo:country="US"/>
    </style:style>
    <style:style style:name="T700" style:parent-style-name="DefaultParagraphFont" style:family="text">
      <style:text-properties fo:background-color="#00FF00" fo:language="en" fo:country="US"/>
    </style:style>
    <style:style style:name="T701" style:parent-style-name="DefaultParagraphFont" style:family="text">
      <style:text-properties fo:language="en" fo:country="US"/>
    </style:style>
    <style:style style:name="T702" style:parent-style-name="DefaultParagraphFont" style:family="text">
      <style:text-properties fo:background-color="#FFFF00" fo:language="en" fo:country="US"/>
    </style:style>
    <style:style style:name="T703" style:parent-style-name="DefaultParagraphFont" style:family="text">
      <style:text-properties fo:language="en" fo:country="US"/>
    </style:style>
    <style:style style:name="P704" style:parent-style-name="CommentText" style:family="paragraph">
      <style:paragraph-properties fo:text-align="start" fo:text-indent="0in"/>
    </style:style>
    <style:style style:name="T705" style:parent-style-name="DefaultParagraphFont" style:family="text">
      <style:text-properties fo:font-weight="bold" style:font-weight-asian="bold" style:font-weight-complex="bold" fo:language="en" fo:country="US"/>
    </style:style>
    <style:style style:name="P706" style:parent-style-name="CommentText" style:family="paragraph">
      <style:paragraph-properties fo:text-align="start" fo:text-indent="0in"/>
    </style:style>
    <style:style style:name="T707" style:parent-style-name="DefaultParagraphFont" style:family="text">
      <style:text-properties fo:language="en" fo:country="US"/>
    </style:style>
    <style:style style:name="T708" style:parent-style-name="DefaultParagraphFont" style:family="text">
      <style:text-properties fo:background-color="#00FF00" fo:language="en" fo:country="US"/>
    </style:style>
    <style:style style:name="T709" style:parent-style-name="DefaultParagraphFont" style:family="text">
      <style:text-properties fo:language="en" fo:country="US"/>
    </style:style>
    <style:style style:name="T710" style:parent-style-name="DefaultParagraphFont" style:family="text">
      <style:text-properties fo:background-color="#00FF00" fo:language="en" fo:country="US"/>
    </style:style>
    <style:style style:name="T711" style:parent-style-name="DefaultParagraphFont" style:family="text">
      <style:text-properties fo:language="en" fo:country="US"/>
    </style:style>
    <style:style style:name="P712" style:parent-style-name="CommentText" style:family="paragraph">
      <style:paragraph-properties fo:text-align="start" fo:text-indent="0in"/>
    </style:style>
    <style:style style:name="T713" style:parent-style-name="DefaultParagraphFont" style:family="text">
      <style:text-properties fo:language="en" fo:country="US"/>
    </style:style>
    <style:style style:name="P714" style:parent-style-name="CommentText" style:family="paragraph">
      <style:paragraph-properties fo:text-align="start" fo:text-indent="0in"/>
    </style:style>
    <style:style style:name="T715" style:parent-style-name="DefaultParagraphFont" style:family="text">
      <style:text-properties fo:language="en" fo:country="US"/>
    </style:style>
    <style:style style:name="T716" style:parent-style-name="DefaultParagraphFont" style:family="text">
      <style:text-properties fo:background-color="#FFFF00" fo:language="en" fo:country="US"/>
    </style:style>
    <style:style style:name="T717" style:parent-style-name="DefaultParagraphFont" style:family="text">
      <style:text-properties fo:language="en" fo:country="US"/>
    </style:style>
    <style:style style:name="T718" style:parent-style-name="DefaultParagraphFont" style:family="text">
      <style:text-properties fo:background-color="#FFFF00" fo:language="en" fo:country="US"/>
    </style:style>
    <style:style style:name="T719" style:parent-style-name="DefaultParagraphFont" style:family="text">
      <style:text-properties fo:language="en" fo:country="US"/>
    </style:style>
    <style:style style:name="T720" style:parent-style-name="DefaultParagraphFont" style:family="text">
      <style:text-properties fo:background-color="#FF00FF" fo:language="en" fo:country="US"/>
    </style:style>
    <style:style style:name="T721" style:parent-style-name="DefaultParagraphFont" style:family="text">
      <style:text-properties fo:language="en" fo:country="US"/>
    </style:style>
    <style:style style:name="T722" style:parent-style-name="DefaultParagraphFont" style:family="text">
      <style:text-properties fo:background-color="#00FF00" fo:language="en" fo:country="US"/>
    </style:style>
    <style:style style:name="T723" style:parent-style-name="DefaultParagraphFont" style:family="text">
      <style:text-properties fo:language="en" fo:country="US"/>
    </style:style>
    <style:style style:name="T724" style:parent-style-name="DefaultParagraphFont" style:family="text">
      <style:text-properties fo:background-color="#00FF00" fo:language="en" fo:country="US"/>
    </style:style>
    <style:style style:name="T725" style:parent-style-name="DefaultParagraphFont" style:family="text">
      <style:text-properties fo:language="en" fo:country="US"/>
    </style:style>
    <style:style style:name="T726" style:parent-style-name="DefaultParagraphFont" style:family="text">
      <style:text-properties fo:background-color="#FFFF00" fo:language="en" fo:country="US"/>
    </style:style>
    <style:style style:name="T727" style:parent-style-name="DefaultParagraphFont" style:family="text">
      <style:text-properties fo:language="en" fo:country="US"/>
    </style:style>
    <style:style style:name="T728" style:parent-style-name="DefaultParagraphFont" style:family="text">
      <style:text-properties fo:background-color="#00FFFF" fo:language="en" fo:country="US"/>
    </style:style>
    <style:style style:name="T729" style:parent-style-name="DefaultParagraphFont" style:family="text">
      <style:text-properties fo:language="en" fo:country="US"/>
    </style:style>
    <style:style style:name="T7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2" style:parent-style-name="Standard" style:family="paragraph">
      <style:paragraph-properties fo:text-align="start" fo:text-indent="0in"/>
    </style:style>
    <style:style style:name="T733" style:parent-style-name="DefaultParagraphFont" style:family="text">
      <style:text-properties style:font-name="Times New Roman" fo:font-size="12pt" style:font-size-asian="12pt" style:font-size-complex="12pt"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DefaultParagraphFont" style:family="text">
      <style:text-properties fo:language="en" fo:country="US"/>
    </style:style>
    <style:style style:name="T737" style:parent-style-name="DefaultParagraphFont" style:family="text">
      <style:text-properties fo:background-color="#00FF00" fo:language="en" fo:country="US"/>
    </style:style>
    <style:style style:name="T738" style:parent-style-name="DefaultParagraphFont" style:family="text">
      <style:text-properties fo:language="en" fo:country="US"/>
    </style:style>
    <style:style style:name="T739" style:parent-style-name="DefaultParagraphFont" style:family="text">
      <style:text-properties fo:background-color="#FFFF00" fo:language="en" fo:country="US"/>
    </style:style>
    <style:style style:name="T740" style:parent-style-name="DefaultParagraphFont" style:family="text">
      <style:text-properties fo:language="en" fo:country="US"/>
    </style:style>
    <style:style style:name="T741" style:parent-style-name="DefaultParagraphFont" style:family="text">
      <style:text-properties fo:background-color="#00FFFF" fo:language="en" fo:country="US"/>
    </style:style>
    <style:style style:name="T742" style:parent-style-name="DefaultParagraphFont" style:family="text">
      <style:text-properties fo:language="en" fo:country="US"/>
    </style:style>
    <style:style style:name="T743" style:parent-style-name="DefaultParagraphFont" style:family="text">
      <style:text-properties fo:background-color="#00FF00" fo:language="en" fo:country="US"/>
    </style:style>
    <style:style style:name="T744" style:parent-style-name="DefaultParagraphFont" style:family="text">
      <style:text-properties fo:language="en" fo:country="US"/>
    </style:style>
    <style:style style:name="T745" style:parent-style-name="DefaultParagraphFont" style:family="text">
      <style:text-properties fo:background-color="#00FF00" fo:language="en" fo:country="US"/>
    </style:style>
    <style:style style:name="T746" style:parent-style-name="DefaultParagraphFont" style:family="text">
      <style:text-properties fo:language="en" fo:country="US"/>
    </style:style>
    <style:style style:name="T747" style:parent-style-name="DefaultParagraphFont" style:family="text">
      <style:text-properties fo:background-color="#FFFF00" fo:language="en" fo:country="US"/>
    </style:style>
    <style:style style:name="T748" style:parent-style-name="DefaultParagraphFont" style:family="text">
      <style:text-properties fo:language="en" fo:country="US"/>
    </style:style>
    <style:style style:name="P749" style:parent-style-name="CommentText" style:family="paragraph">
      <style:paragraph-properties fo:text-align="start" fo:text-indent="0in"/>
    </style:style>
    <style:style style:name="T750" style:parent-style-name="DefaultParagraphFont" style:family="text">
      <style:text-properties fo:background-color="#00FF00" fo:language="en" fo:country="US"/>
    </style:style>
    <style:style style:name="T751" style:parent-style-name="DefaultParagraphFont" style:family="text">
      <style:text-properties fo:language="en" fo:country="US"/>
    </style:style>
    <style:style style:name="T752" style:parent-style-name="DefaultParagraphFont" style:family="text">
      <style:text-properties fo:background-color="#00FFFF" fo:language="en" fo:country="US"/>
    </style:style>
    <style:style style:name="T753" style:parent-style-name="DefaultParagraphFont" style:family="text">
      <style:text-properties fo:language="en" fo:country="US"/>
    </style:style>
    <style:style style:name="P754" style:parent-style-name="CommentText" style:family="paragraph">
      <style:paragraph-properties fo:text-align="start" fo:text-indent="0in"/>
    </style:style>
    <style:style style:name="T755" style:parent-style-name="DefaultParagraphFont" style:family="text">
      <style:text-properties fo:language="en" fo:country="US"/>
    </style:style>
    <style:style style:name="T756" style:parent-style-name="DefaultParagraphFont" style:family="text">
      <style:text-properties fo:background-color="#FFFF00" fo:language="en" fo:country="US"/>
    </style:style>
    <style:style style:name="T757" style:parent-style-name="DefaultParagraphFont" style:family="text">
      <style:text-properties fo:language="el" fo:country="GR"/>
    </style:style>
    <style:style style:name="T758" style:parent-style-name="DefaultParagraphFont" style:family="text">
      <style:text-properties fo:language="el" fo:country="GR"/>
    </style:style>
    <style:style style:name="T759" style:parent-style-name="DefaultParagraphFont" style:family="text">
      <style:text-properties fo:background-color="#00FFFF" fo:language="en" fo:country="US"/>
    </style:style>
    <style:style style:name="T760" style:parent-style-name="DefaultParagraphFont" style:family="text">
      <style:text-properties fo:language="el" fo:country="GR"/>
    </style:style>
    <style:style style:name="T761" style:parent-style-name="DefaultParagraphFont" style:family="text">
      <style:text-properties fo:language="el" fo:country="GR"/>
    </style:style>
    <style:style style:name="T762" style:parent-style-name="DefaultParagraphFont" style:family="text">
      <style:text-properties fo:background-color="#00FF00" fo:language="en" fo:country="US"/>
    </style:style>
    <style:style style:name="T763" style:parent-style-name="DefaultParagraphFont" style:family="text">
      <style:text-properties fo:language="el" fo:country="GR"/>
    </style:style>
    <style:style style:name="T764" style:parent-style-name="DefaultParagraphFont" style:family="text">
      <style:text-properties fo:language="el" fo:country="GR"/>
    </style:style>
    <style:style style:name="T765" style:parent-style-name="DefaultParagraphFont" style:family="text">
      <style:text-properties fo:background-color="#FF00FF" fo:language="en" fo:country="US"/>
    </style:style>
    <style:style style:name="T766" style:parent-style-name="DefaultParagraphFont" style:family="text">
      <style:text-properties fo:language="el" fo:country="GR"/>
    </style:style>
    <style:style style:name="T767" style:parent-style-name="DefaultParagraphFont" style:family="text">
      <style:text-properties fo:language="el" fo:country="GR"/>
    </style:style>
    <style:style style:name="T768" style:parent-style-name="DefaultParagraphFont" style:family="text">
      <style:text-properties fo:language="el" fo:country="GR"/>
    </style:style>
    <style:style style:name="T769" style:parent-style-name="DefaultParagraphFont" style:family="text">
      <style:text-properties fo:language="en" fo:country="US"/>
    </style:style>
    <style:style style:name="T770" style:parent-style-name="DefaultParagraphFont" style:family="text">
      <style:text-properties style:font-name="Times New Roman" fo:font-size="12pt" style:font-size-asian="12pt" style:font-size-complex="12pt" fo:language="en" fo:country="US"/>
    </style:style>
    <style:style style:name="T771" style:parent-style-name="DefaultParagraphFont" style:family="text">
      <style:text-properties style:font-name="Times New Roman" fo:font-size="12pt" style:font-size-asian="12pt" style:font-size-complex="12pt" fo:language="en" fo:country="US"/>
    </style:style>
    <style:style style:name="P772" style:parent-style-name="CommentText" style:family="paragraph">
      <style:paragraph-properties fo:text-align="start" fo:text-indent="0in"/>
    </style:style>
    <style:style style:name="P773" style:parent-style-name="CommentText" style:family="paragraph">
      <style:paragraph-properties fo:text-align="start" fo:text-indent="0in"/>
    </style:style>
    <style:style style:name="T774" style:parent-style-name="DefaultParagraphFont" style:family="text">
      <style:text-properties fo:language="en" fo:country="US"/>
    </style:style>
    <style:style style:name="T775" style:parent-style-name="DefaultParagraphFont" style:family="text">
      <style:text-properties style:font-name="Times New Roman" fo:font-size="12pt" style:font-size-asian="12pt" style:font-size-complex="12pt" fo:language="en" fo:country="US"/>
    </style:style>
    <style:style style:name="T776" style:parent-style-name="DefaultParagraphFont" style:family="text">
      <style:text-properties style:font-name="Times New Roman"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fo:language="en" fo:country="US"/>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2" style:parent-style-name="Standard"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95" style:parent-style-name="CommentText" style:family="paragraph">
      <style:paragraph-properties fo:text-align="start" fo:text-indent="0in"/>
    </style:style>
    <style:style style:name="P796" style:parent-style-name="CommentText" style:family="paragraph">
      <style:paragraph-properties fo:text-align="start" fo:text-indent="0in"/>
    </style:style>
    <style:style style:name="T797" style:parent-style-name="Hyperlink" style:family="text">
      <style:text-properties fo:font-weight="bold" style:font-weight-asian="bold" style:font-weight-complex="bold" fo:language="da" fo:country="DK"/>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Standard"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background-color="#FFFF00"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background-color="#00FFFF"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background-color="#00FF00"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background-color="#FF00FF"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P813" style:parent-style-name="CommentText" style:family="paragraph">
      <style:paragraph-properties fo:text-align="start" fo:text-indent="0in"/>
    </style:style>
    <style:style style:name="P814" style:parent-style-name="CommentText" style:family="paragraph">
      <style:paragraph-properties fo:text-align="start" fo:text-indent="0in"/>
    </style:style>
    <style:style style:name="P815" style:parent-style-name="CommentText" style:family="paragraph">
      <style:paragraph-properties fo:text-align="start" fo:text-indent="0in"/>
    </style:style>
    <style:style style:name="P816" style:parent-style-name="CommentText" style:family="paragraph">
      <style:paragraph-properties fo:text-align="start" fo:text-indent="0in"/>
    </style:style>
    <style:style style:name="T817" style:parent-style-name="DefaultParagraphFont" style:family="text">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0" style:parent-style-name="Standard" style:family="paragraph">
      <style:paragraph-properties fo:text-align="start" fo:text-indent="0in"/>
    </style:style>
    <style:style style:name="T821" style:parent-style-name="DefaultParagraphFont" style:family="text">
      <style:text-properties style:font-name="Times New Roman" fo:font-size="12pt" style:font-size-asian="12pt" style:font-size-complex="12pt" fo:background-color="#00FF00"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background-color="#FF00FF"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T825" style:parent-style-name="DefaultParagraphFont" style:family="text">
      <style:text-properties style:font-name="Times New Roman" fo:font-size="12pt" style:font-size-asian="12pt" style:font-size-complex="12pt" fo:background-color="#FFFF00" fo:language="en" fo:country="US"/>
    </style:style>
    <style:style style:name="T826" style:parent-style-name="DefaultParagraphFont" style:family="text">
      <style:text-properties style:font-name="Times New Roman" fo:font-size="12pt" style:font-size-asian="12pt" style:font-size-complex="12pt" fo:language="en" fo:country="US"/>
    </style:style>
    <style:style style:name="T827" style:parent-style-name="DefaultParagraphFont" style:family="text">
      <style:text-properties style:font-name="Times New Roman" fo:font-size="12pt" style:font-size-asian="12pt" style:font-size-complex="12pt" fo:background-color="#00FFFF" fo:language="en" fo:country="US"/>
    </style:style>
    <style:style style:name="T828" style:parent-style-name="DefaultParagraphFont" style:family="text">
      <style:text-properties style:font-name="Times New Roman" fo:font-size="12pt" style:font-size-asian="12pt" style:font-size-complex="12pt" fo:language="en" fo:country="US"/>
    </style:style>
    <style:style style:name="P829" style:parent-style-name="Standard" style:family="paragraph">
      <style:paragraph-properties fo:text-align="start" fo:text-indent="0in"/>
      <style:text-properties fo:language="en" fo:country="US"/>
    </style:style>
    <style:style style:name="P8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3" style:parent-style-name="Standard" style:family="paragraph">
      <style:paragraph-properties fo:text-align="start" fo:text-indent="0in"/>
    </style:style>
    <style:style style:name="T834" style:parent-style-name="DefaultParagraphFont" style:family="text">
      <style:text-properties style:font-name="Times New Roman" fo:font-size="12pt" style:font-size-asian="12pt" style:font-size-complex="12pt" fo:language="en" fo:country="US"/>
    </style:style>
    <style:style style:name="T835" style:parent-style-name="DefaultParagraphFont" style:family="text">
      <style:text-properties style:font-name="Times New Roman" fo:font-size="12pt" style:font-size-asian="12pt" style:font-size-complex="12pt" fo:background-color="#00FF00"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T837" style:parent-style-name="DefaultParagraphFont" style:family="text">
      <style:text-properties style:font-name="Times New Roman" fo:font-size="12pt" style:font-size-asian="12pt" style:font-size-complex="12pt" fo:background-color="#FF00FF" fo:language="en" fo:country="US"/>
    </style:style>
    <style:style style:name="T838" style:parent-style-name="DefaultParagraphFont" style:family="text">
      <style:text-properties style:font-name="Times New Roman" fo:font-size="12pt" style:font-size-asian="12pt" style:font-size-complex="12pt" fo:language="en" fo:country="US"/>
    </style:style>
    <style:style style:name="T839" style:parent-style-name="DefaultParagraphFont" style:family="text">
      <style:text-properties style:font-name="Times New Roman" fo:font-size="12pt" style:font-size-asian="12pt" style:font-size-complex="12pt" fo:background-color="#FFFF00" fo:language="en" fo:country="US"/>
    </style:style>
    <style:style style:name="T840" style:parent-style-name="DefaultParagraphFont" style:family="text">
      <style:text-properties style:font-name="Times New Roman" fo:font-size="12pt" style:font-size-asian="12pt" style:font-size-complex="12pt" fo:language="en" fo:country="US"/>
    </style:style>
    <style:style style:name="T841" style:parent-style-name="DefaultParagraphFont" style:family="text">
      <style:text-properties style:font-name="Times New Roman" fo:font-size="12pt" style:font-size-asian="12pt" style:font-size-complex="12pt" fo:background-color="#00FFFF" fo:language="en" fo:country="US"/>
    </style:style>
    <style:style style:name="T842" style:parent-style-name="DefaultParagraphFont" style:family="text">
      <style:text-properties style:font-name="Times New Roman" fo:font-size="12pt" style:font-size-asian="12pt" style:font-size-complex="12pt" fo:language="en" fo:country="US"/>
    </style:style>
    <style:style style:name="T843" style:parent-style-name="DefaultParagraphFont" style:family="text">
      <style:text-properties style:font-name="Times New Roman"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style:font-name="Times New Roman" fo:font-size="12pt" style:font-size-asian="12pt" style:font-size-complex="12pt" fo:language="en" fo:country="US"/>
    </style:style>
    <style:style style:name="P846" style:parent-style-name="Normal" style:family="paragraph">
      <style:paragraph-properties fo:text-indent="0in"/>
      <style:text-properties fo:language="en" fo:country="US"/>
    </style:style>
    <style:style style:name="P847" style:parent-style-name="Standard" style:family="paragraph">
      <style:paragraph-properties fo:text-align="start" fo:text-indent="0.4916in"/>
      <style:text-properties fo:font-weight="bold" style:font-weight-asian="bold" style:font-weight-complex="bold" fo:language="en" fo:country="US"/>
    </style:style>
    <style:style style:name="T848" style:parent-style-name="Strong" style:family="text">
      <style:text-properties style:font-name-asian="Times New Roman" fo:language="en" fo:country="US"/>
    </style:style>
    <style:style style:name="P849" style:parent-style-name="NormalWeb" style:family="paragraph">
      <style:text-properties fo:language="en" fo:country="US"/>
    </style:style>
    <style:style style:name="T850" style:parent-style-name="Strong" style:family="text">
      <style:text-properties fo:font-weight="normal" style:font-weight-asian="normal" style:font-weight-complex="normal" fo:language="en" fo:country="US"/>
    </style:style>
    <style:style style:name="P851" style:parent-style-name="NormalWeb" style:family="paragraph">
      <style:text-properties fo:language="en" fo:country="US"/>
    </style:style>
    <style:style style:name="T852" style:parent-style-name="Strong" style:family="text">
      <style:text-properties fo:font-weight="normal" style:font-weight-asian="normal" style:font-weight-complex="normal" fo:language="en" fo:country="US"/>
    </style:style>
    <style:style style:name="P853" style:parent-style-name="NormalWeb" style:family="paragraph">
      <style:text-properties fo:language="en" fo:country="US"/>
    </style:style>
    <style:style style:name="T854" style:parent-style-name="Strong" style:family="text">
      <style:text-properties fo:font-weight="normal" style:font-weight-asian="normal" style:font-weight-complex="normal" fo:language="en" fo:country="US"/>
    </style:style>
    <style:style style:name="P855" style:parent-style-name="NormalWeb" style:family="paragraph">
      <style:text-properties fo:language="en" fo:country="US"/>
    </style:style>
    <style:style style:name="T856" style:parent-style-name="Strong" style:family="text">
      <style:text-properties fo:font-weight="normal" style:font-weight-asian="normal" style:font-weight-complex="normal" fo:language="en" fo:country="US"/>
    </style:style>
    <style:style style:name="P857" style:parent-style-name="NormalWeb" style:family="paragraph">
      <style:text-properties fo:language="en" fo:country="US"/>
    </style:style>
    <style:style style:name="T858" style:parent-style-name="Strong" style:family="text">
      <style:text-properties fo:font-weight="normal" style:font-weight-asian="normal" style:font-weight-complex="normal" fo:language="en" fo:country="US"/>
    </style:style>
    <style:style style:name="P859" style:parent-style-name="NormalWeb" style:family="paragraph">
      <style:text-properties fo:language="en" fo:country="US"/>
    </style:style>
    <style:style style:name="P860" style:parent-style-name="Standard" style:family="paragraph">
      <style:paragraph-properties fo:text-align="start" fo:text-indent="0in"/>
      <style:text-properties fo:font-weight="bold" style:font-weight-asian="bold" style:font-weight-complex="bold" fo:language="en" fo:country="US"/>
    </style:style>
    <style:style style:name="P861" style:parent-style-name="NormalWeb" style:family="paragraph">
      <style:text-properties fo:language="en" fo:country="US"/>
    </style:style>
    <style:style style:name="P862" style:parent-style-name="NormalWeb" style:family="paragraph">
      <style:text-properties fo:language="en" fo:country="US"/>
    </style:style>
    <style:style style:name="P863" style:parent-style-name="Heading3" style:family="paragraph">
      <style:text-properties fo:language="en" fo:country="US"/>
    </style:style>
    <style:style style:name="P864" style:parent-style-name="NormalWeb" style:family="paragraph">
      <style:text-properties fo:language="en" fo:country="US"/>
    </style:style>
    <style:style style:name="P865" style:parent-style-name="Heading3" style:family="paragraph">
      <style:text-properties fo:language="en" fo:country="US"/>
    </style:style>
    <style:style style:name="P866" style:parent-style-name="NormalWeb" style:family="paragraph">
      <style:text-properties fo:language="en" fo:country="US"/>
    </style:style>
    <style:style style:name="P867" style:parent-style-name="NormalWeb" style:family="paragraph">
      <style:text-properties fo:language="en" fo:country="US"/>
    </style:style>
    <style:style style:name="P868" style:parent-style-name="Standard" style:family="paragraph">
      <style:paragraph-properties fo:text-align="start" fo:text-indent="0in"/>
      <style:text-properties fo:font-weight="bold" style:font-weight-asian="bold" style:font-weight-complex="bold" fo:language="en" fo:country="US"/>
    </style:style>
    <style:style style:name="P869" style:parent-style-name="NormalWeb" style:family="paragraph">
      <style:text-properties fo:language="en" fo:country="US"/>
    </style:style>
    <style:style style:name="P870" style:parent-style-name="NormalWeb" style:family="paragraph">
      <style:text-properties fo:language="en" fo:country="US"/>
    </style:style>
    <style:style style:name="P871" style:parent-style-name="Heading3" style:family="paragraph">
      <style:text-properties fo:language="en" fo:country="US"/>
    </style:style>
    <style:style style:name="P872" style:parent-style-name="NormalWeb" style:family="paragraph">
      <style:text-properties fo:language="en" fo:country="US"/>
    </style:style>
    <style:style style:name="P873" style:parent-style-name="Heading3" style:family="paragraph">
      <style:text-properties fo:language="en" fo:country="US"/>
    </style:style>
    <style:style style:name="P874" style:parent-style-name="NormalWeb" style:family="paragraph">
      <style:text-properties fo:language="en" fo:country="US"/>
    </style:style>
    <style:style style:name="P875" style:parent-style-name="NormalWeb" style:family="paragraph">
      <style:text-properties fo:language="en" fo:country="US"/>
    </style:style>
    <style:style style:name="P876"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text:span text:style-name="T2">Delta frequency (0.5-3 Hz) is typically absent during the waking state of healthy adults and is associated with deep sleep (</text:span><text:span text:style-name="T3"><office:annotation><dc:creator>Janka Hauffe</dc:creator><dc:date>2024-11-30T22:19:00</dc:date><meta:creator-initials>Janka Hau</meta:creator-initials><text:p text:style-name="P4">Other literature</text:p></office:annotation></text:span><text:span text:style-name="T5">Schandry, 2016).</text:span></text:p>
      <text:p text:style-name="Normal"><text:span text:style-name="T6">Beta frequency<text:s/></text:span><text:span text:style-name="T7"><office:annotation office:name="1" xml:id="823158098"><dc:creator>Janka Hauffe</dc:creator><dc:date>2025-01-31T11:10:00</dc:date><meta:creator-initials>JH</meta:creator-initials><text:p text:style-name="P8"><text:span text:style-name="T9">The predominant approach in the literature focuses on the analysis of broad frequency bands in the EEG power spectrum, from slow bands, delta (</text:span>δ<text:span text:style-name="T10">:0.1–&lt;4 Hz) and theta (</text:span>θ<text:span text:style-name="T11">:4–&lt;8 Hz), to faster bands, alpha (</text:span>α<text:span text:style-name="T12">: 8–13 Hz), beta (</text:span>β<text:span text:style-name="T13">:14–30 Hz), and gamma (</text:span>γ<text:span text:style-name="T14">: &gt;30–80 H) (Babiloni, et al., 2020).<text:s/></text:span><text:span text:style-name="T15"><text:line-break/></text:span><text:span text:style-name="T16">Perez, Duque, Hidalgo &amp; Salvador, 2024:<text:s/></text:span><text:a xlink:href="https://doi.org/10.1016/j.biopsycho.2024.108823" office:target-frame-name="_top" xlink:show="replace"><text:span text:style-name="T17">https://doi.org/10.1016/j.biopsycho.2024.108823</text:span></text:a></text:p></office:annotation><office:annotation office:name="2" xml:id="228579182"><dc:creator>Janka Hauffe</dc:creator><dc:date>2025-01-31T11:12:00</dc:date><meta:creator-initials>JH</meta:creator-initials><text:p text:style-name="P18"><text:span text:style-name="T19">These rhythms are replaced by fast oscillations in the range of beta (14–30 Hz).</text:span><text:span text:style-name="T20"><text:line-break/></text:span>[14] Steriade M (2003) The corticothalamic system in sleep.</text:p><text:p text:style-name="P21">Front Biosci 8, d878-d899.</text:p><text:p text:style-name="P22">[15] Steriade M, Contreras D, Amzica F, Timofeev I (1996) Syn-</text:p><text:p text:style-name="P23">chronization of fast (30-40Hz) spontaneous oscillations in</text:p><text:p text:style-name="P24">intrathalamic and thalamocortical networks. J Neurosci 6,</text:p><text:p text:style-name="P25">2788-2808</text:p><text:p text:style-name="P26"><text:span text:style-name="T27">Babiloni et al. (2011):<text:s/></text:span><text:a xlink:href="https://doi.org/10.3233/JAD-2011-0051" office:target-frame-name="_top" xlink:show="replace"><text:span text:style-name="T28">https://doi.org/10.3233/JAD-2011-0051</text:span></text:a></text:p></office:annotation>(14-30 Hz)<text:s/></text:span><text:span text:style-name="CommentReference"><office:annotation-end office:name="1"/></text:span><text:span text:style-name="CommentReference"><office:annotation-end office:name="2"/></text:span><text:span text:style-name="T29">is typically present when individuals are awake and mentally or physically active, or under psychological stress (</text:span><text:span text:style-name="T30"><office:annotation><dc:creator>Janka Hauffe</dc:creator><dc:date>2024-11-30T22:18:00</dc:date><meta:creator-initials>Janka Hau</meta:creator-initials><text:p text:style-name="P31">Different reference</text:p></office:annotation></text:span><text:span text:style-name="T32">Schandry et al., 2016).</text:span></text:p>
      <text:p text:style-name="P33"/>
      <text:p text:style-name="P34">Alpha</text:p>
      <text:p text:style-name="P35"><text:span text:style-name="T36">As expected</text:span><text:span text:style-name="T37"><office:annotation office:name="4" xml:id="1367726951"><dc:creator>Janka Hauffe</dc:creator><dc:date>2025-02-13T07:47:00</dc:date><meta:creator-initials>JH</meta:creator-initials><text:p text:style-name="P38">Recordet in evening hours</text:p></office:annotation>, the occipital<text:s/></text:span><text:span text:style-name="CommentReference"><office:annotation-end office:name="4"/></text:span><text:span text:style-name="T39">alpha</text:span><text:span text:style-name="T40"><text:s/>power was reduced in the AD and MCI groups compared to the HC group (</text:span><text:span text:style-name="T41"><office:annotation office:name="5" xml:id="1880394019"><dc:creator>Janka Hauffe</dc:creator><dc:date>2025-02-13T07:40:00</dc:date><meta:creator-initials>JH</meta:creator-initials><text:p text:style-name="P42">@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6" xml:id="732404047"><dc:creator>Janka Hauffe</dc:creator><dc:date>2025-02-13T07:40:00</dc:date><meta:creator-initials>JH</meta:creator-initials><text:p text:style-name="P43"><text:a xlink:href="https://doi.org/10.1016/j.isci.2021.102386" office:target-frame-name="_top" xlink:show="replace"><text:span text:style-name="T44">https://doi.org/10.1016/j.isci.2021.102386</text:span></text:a></text:p></office:annotation>D’Atri et al., 2021)</text:span><text:span text:style-name="T45">.<text:s/></text:span><text:span text:style-name="CommentReference"><office:annotation-end office:name="5"/></text:span><text:span text:style-name="CommentReference"><office:annotation-end office:name="6"/></text:span><text:span text:style-name="T46"><text:s/></text:span></text:p>
      <text:p text:style-name="P47"><text:span text:style-name="T48">Slowing of<text:s/></text:span><text:span text:style-name="T49">alpha</text:span><text:span text:style-name="T50"><text:s/>power may be an early sensitive indicator of the brain transitioning from normal physiological function to aging or its pathological state [</text:span><text:span text:style-name="T51"><office:annotation office:name="7" xml:id="2106135270"><dc:creator>Janka Hauffe</dc:creator><dc:date>2025-01-30T13:55:00</dc:date><meta:creator-initials>JH</meta:creator-initials><text:p text:style-name="P52">10. Babiloni C, Ferri R, Noce G et al. Abnormalities of Cortical Sources of Resting</text:p><text:p text:style-name="P53">State Alpha Electroencephalographic Rhythms are Related to Education</text:p><text:p text:style-name="P54">Attainment in Cognitively Unimpaired Seniors and Patients with Alzheimer’s</text:p><text:p text:style-name="P55">Disease and Amnesic Mild Cognitive Impairment [J]. Cerebral cortex (New</text:p><text:p text:style-name="P56">York, NY: 1991), 2021;31(4):2220-37</text:p></office:annotation>10</text:span><text:span text:style-name="CommentReference"><office:annotation-end office:name="7"/></text:span><text:span text:style-name="T57">] (Liu et al., 2024).</text:span></text:p>
      <text:p text:style-name="P58"><text:span text:style-name="T59">Lower power and synchronization of<text:s/></text:span><text:span text:style-name="T60">alpha</text:span><text:span text:style-name="T61"><text:s/>oscillations have consistently been associated with neurodegenerative dementias, especially AD (Jeong, 2004</text:span><text:span text:style-name="T62"><office:annotation office:name="8" xml:id="574484632"><dc:creator>Janka Hauffe</dc:creator><dc:date>2025-02-13T11:48:00</dc:date><meta:creator-initials>JH</meta:creator-initials><text:p text:style-name="P63">@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office:annotation office:name="9" xml:id="621110106"><dc:creator>Janka Hauffe</dc:creator><dc:date>2025-02-13T11:49:00</dc:date><meta:creator-initials>JH</meta:creator-initials><text:p text:style-name="P64"><text:span text:style-name="T65">https://doi.org/10.3233/JAD-200962</text:span></text:p></office:annotation>; Lejko</text:span><text:span text:style-name="CommentReference"><office:annotation-end office:name="8"/></text:span><text:span text:style-name="CommentReference"><office:annotation-end office:name="9"/></text:span><text:span text:style-name="T66">, Larabi, Herrmann &amp; Aleman, 2020</text:span><text:span text:style-name="T67">)</text:span><text:span text:style-name="T68"><text:s/></text:span><text:span text:style-name="T69"><office:annotation office:name="10" xml:id="1623912610"><dc:creator>Janka Hauffe</dc:creator><dc:date>2025-01-30T14:06:00</dc:date><meta:creator-initials>JH</meta:creator-initials><text:p text:style-name="P70">29] Jeong J (2004) EEG dynamics in patients with Alzheimer’s</text:p><text:p text:style-name="P71">disease. Clin Neurophysiol 115, 1490-1505</text:p><text:p text:style-name="P72">37] Adler G, Brassen S, Jajcevic A (2003) EEG coherence in</text:p><text:p text:style-name="P73">Alzheimer’s dementia. J Neural Transm 110, 1051-1058.</text:p><text:p text:style-name="P74">[38] Locatelli T, Cursi M, Liberati D, Franceschi M, Comi G</text:p><text:p text:style-name="P75">(1998) EEG coherence in Alzheimer’s disease. Electroen-</text:p><text:p text:style-name="P76">cephalogr Clin Neurophysiol 106, 229-237.</text:p><text:p text:style-name="P77">[39] Uhlhaas PJ, Singer W (2006) Neural synchrony in brain</text:p><text:p text:style-name="P78">disorders: Relevance for cognitive dysfunctions and patho-</text:p><text:p text:style-name="P79">physiology. Neuron 52, 155-168</text:p></office:annotation>[29, 37–39</text:span><text:span text:style-name="CommentReference"><office:annotation-end office:name="10"/></text:span><text:span text:style-name="T80">]. These decreases were found to correlate with lower cognitive scores [</text:span><text:span text:style-name="T81"><office:annotation office:name="11" xml:id="1977844824"><dc:creator>Janka Hauffe</dc:creator><dc:date>2025-01-30T14:06:00</dc:date><meta:creator-initials>JH</meta:creator-initials><text:p text:style-name="P82">40] Babiloni C, Binetti G, Cassetta E, Dal Forno G, Del Percio</text:p><text:p text:style-name="P83">C, Ferreri F, Ferri R, Frisoni G, Hirata K, Lanuzza B,</text:p><text:p text:style-name="P84">Miniussi C (2006) Sources of cortical rhythms change as</text:p><text:p text:style-name="P85">a function of cognitive impairment in pathological aging:</text:p><text:p text:style-name="P86">A multicenter study. Clin Neurophysiol 117, 252-268.</text:p><text:p text:style-name="P87">[41] Stam CJ, Jones BF, Manshanden I, van Cappellen-van</text:p><text:p text:style-name="P88">Walsum AM, Montez T, Verbunt JP, de Munck JC, van Dijk BW, Berendse HW, Scheltens P (2006) Magne-</text:p><text:p text:style-name="P89">toencephalographic evaluation of resting-state functional</text:p><text:p text:style-name="P90">connectivity in Alzheimer’s disease. Neuroimage 32,</text:p><text:p text:style-name="P91">1335-1344</text:p></office:annotation>40, 41</text:span><text:span text:style-name="CommentReference"><office:annotation-end office:name="11"/></text:span><text:span text:style-name="T92">] (Lejko et al., 2020).</text:span></text:p>
      <text:p text:style-name="P93"><text:span text:style-name="T94">When compared to the resting state EEG rhythms of healthy normal elderly (Nold) subjects, AD patients showed an amplitude decrease of posterior<text:s/></text:span><text:span text:style-name="T95">alpha</text:span><text:span text:style-name="T96"><text:s/>(8–13 Hz) source [</text:span><text:span text:style-name="T97"><office:annotation office:name="12" xml:id="904204260"><dc:creator>Janka Hauffe</dc:creator><dc:date>2025-01-30T13:48:00</dc:date><meta:creator-initials>JH</meta:creator-initials><text:p text:style-name="P98">[45] Dierks T, Jelic V, Pascual-Marqui RD, Wahlund L, Julin</text:p><text:p text:style-name="P99">P, Linden DE, Maurer K, Winblad B, Nordberg A (2000)</text:p><text:p text:style-name="P100">Spatial pattern of cerebral glucose metabolism (PET) cor-</text:p><text:p text:style-name="P101">relates with localization of intracerebral EEG-generators in</text:p><text:p text:style-name="P102">Alzheimer’s disease. Clin Neurophysiol 111, 1817-1824.<text:line-break/>[55] Mientus S, Gallinat J, Wuebben Y, Pascual-Marqui RD,</text:p><text:p text:style-name="P103">Mulert C, Frick K, Dorn H, HerrmannWM, Winterer</text:p><text:p text:style-name="P104">G (2002) Cortical hypoactivation during resting EEG in</text:p><text:p text:style-name="P105">schizophrenics but not in depressives and schizotypal</text:p><text:p text:style-name="P106">subjects as revealed by low resolution electromagnetic</text:p><text:p text:style-name="P107">tomography (LORETA). Psychiatry Res 116, 95-111.</text:p><text:p text:style-name="P108">[56] Babiloni C, Binetti G, Cassetta E, Cerboneschi D, Dal Forno</text:p><text:p text:style-name="P109">G, Del Percio C, Ferreri F, Ferri R, Lanuzza B, Miniussi C,</text:p><text:p text:style-name="P110">Moretti DV, Nobili F, Pascual-Marqui RD, Rodriguez G, Romani GL, Salinari S, Tecchio F, Vitali P, Zanetti O, Zap-</text:p><text:p text:style-name="P111">pasodi F, Rossini PM (2004) Mapping distributed sources of</text:p><text:p text:style-name="P112">cortical rhythms in mild Alzheimer’s disease. A multicentric</text:p><text:p text:style-name="P113">EEG study. Neuroimage 22, 57-67.</text:p><text:p text:style-name="P114">[76] Ponomareva NV, Selesneva ND, Jarikov GA (2003) EEG</text:p><text:p text:style-name="P115">alterations in subjects at high familial risk for Alzheimer’s</text:p><text:p text:style-name="P116">disease. Neuropsychobiology 48, 152-159.</text:p><text:p text:style-name="P117">[77] Jeong J (2004) EEG dynamics in patients with Alzheimer’s</text:p><text:p text:style-name="P118">disease. Clin Neurophysiol 115, 1490-1505.</text:p><text:p text:style-name="P119">[78] Prichep LS (2005) Use of normative databases and statis-</text:p><text:p text:style-name="P120">tical methods in demonstrating clinical utility of QEEG:</text:p><text:p text:style-name="P121">importance and cautions. Clin EEG Neurosci 36, 82-87.</text:p></office:annotation>45, 55, 56, 76–78</text:span><text:span text:style-name="CommentReference"><office:annotation-end office:name="12"/></text:span><text:span text:style-name="T122">] (</text:span><text:span text:style-name="T123"><office:annotation office:name="13" xml:id="1354380015"><dc:creator>Janka Hauffe</dc:creator><dc:date>2025-02-13T11:52:00</dc:date><meta:creator-initials>JH</meta:creator-initials><text:p text:style-name="P124">@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14" xml:id="498803808"><dc:creator>Janka Hauffe</dc:creator><dc:date>2025-02-13T11:52:00</dc:date><meta:creator-initials>JH</meta:creator-initials><text:p text:style-name="P125"><text:a xlink:href="https://doi.org/10.3233/JAD-2011-0051" office:target-frame-name="_top" xlink:show="replace"><text:span text:style-name="T126">https://doi.org/10.3233/JAD-2011-0051</text:span></text:a></text:p></office:annotation>Babiloni et al.,<text:s/></text:span><text:span text:style-name="CommentReference"><office:annotation-end office:name="13"/></text:span><text:span text:style-name="CommentReference"><office:annotation-end office:name="14"/></text:span><text:span text:style-name="T127">2011).</text:span></text:p>
      <text:p text:style-name="P128"><text:span text:style-name="T129">Among the most<text:s/></text:span><text:span text:style-name="T130"><office:annotation office:name="15" xml:id="619711903"><dc:creator>Janka Hauffe</dc:creator><dc:date>2025-02-13T11:58:00</dc:date><meta:creator-initials>JH</meta:creator-initials><text:p text:style-name="P131">For what?</text:p></office:annotation>promising EEG markers<text:s/></text:span><text:span text:style-name="CommentReference"><office:annotation-end office:name="15"/></text:span><text:span text:style-name="T132">are reduced<text:s/></text:span><text:span text:style-name="T133">alpha</text:span><text:span text:style-name="T134"><text:s/>power Cassani et al., 2017; Hatz et al., 2015; Musaeus et al., 2018) (Farina et al., 2020).<text:s/></text:span></text:p>
      <text:p text:style-name="P135"><text:span text:style-name="T136">As expected, healthy ageing was associated with higher<text:s/></text:span><text:span text:style-name="T137">alpha</text:span><text:span text:style-name="T138"><text:s/>power, both in amplitude (temporo-parietal areas) and connectivity (with frontal electrodes), which was increased in controls relative to patients, and in aMCI relative to AD (Farina et al., 2020).</text:span></text:p>
      <text:p text:style-name="P139"><text:span text:style-name="T140">Compared with healthy older adults, patients with Alzheimer’s disease (also early-onset Alzheimer’s disease; Özbek, Fide &amp; Yener, 2021) show decreased<text:s/></text:span><text:span text:style-name="T141">alpha</text:span><text:span text:style-name="T142"><text:s/>power during resting state electroencephalography (rsEEG) (Fröhlich, Kutz, Müller &amp; Claudia Voelcker-Rehagen, 2021).<text:s/></text:span></text:p>
      <text:p text:style-name="P143">This study is the first to report that resting-state EEG power can be a promising marker for diagnostic accuracy between EOAD and healthy controls (Özbek, Fide &amp; Yener, 2021).<text:s/></text:p>
      <text:p text:style-name="P144"><text:span text:style-name="T145">Findings for mild cognitive impairment (MCI), a stage of increased risk of conversion to dementia, are less conclusive (Fröhlich, Kutz, Müller &amp; Claudia Voelcker-Rehagen, 2021). Results indicate no rsEEG power differences between healthy individuals and those with MCI<text:s/></text:span><text:bookmark-start text:name="_Hlk191199108"/><text:span text:style-name="T146">(Fröhlich, Kutz, Müller &amp; Claudia Voelcker-Rehagen, 2021).<text:s/></text:span><text:bookmark-end text:name="_Hlk191199108"/><text:span text:style-name="T147">This is not in complete agreement with prior findings of changes in the rsEEG in patients with MCI (Fröhlich, Kutz,<text:s/></text:span><text:soft-page-break/><text:span text:style-name="T148">Müller &amp; Claudia Voelcker-Rehagen, 2021). For the rest with eyes-closed, it was shown that<text:s/></text:span><text:span text:style-name="T149">alpha</text:span><text:span text:style-name="T150"><text:s/>power was reduced in MCI compared with healthy older adults (Koenig et al., 2005; Babiloni et al., 2006b, 2010; Kwak, 2006; Ya et al., 2015) (from Fröhlich, Kutz, Müller &amp; Claudia Voelcker-Rehagen, 2021).<text:s/></text:span></text:p>
      <text:p text:style-name="P151"><text:span text:style-name="T152">A significant difference between the AD group and groups with objective and subjective memory disturbances was found for<text:s/></text:span><text:span text:style-name="T153">delta</text:span><text:span text:style-name="T154">,<text:s/></text:span><text:span text:style-name="T155">theta</text:span><text:span text:style-name="T156">, and<text:s/></text:span><text:span text:style-name="T157">alpha</text:span><text:span text:style-name="T158"><text:s/>relative power (Jelic, Shigeta, Julin, Almkvist, Winblad &amp; Wahlund, 1996). AD group significantly lower<text:s/></text:span><text:span text:style-name="T159">alpha</text:span><text:span text:style-name="T160"><text:s/>relative power in all investigated regions, in relation to the rest of the study population (Jelic, Shigeta, Julin, Almkvist, Winblad &amp; Wahlund, 1996). left frontal regions (Jelic, Shigeta, Julin, Almkvist, Winblad &amp; Wahlund, 1996). No significant differences between the groups with subjective or objective memory impairment (MCI) when compared to the controls (Jelic, Shigeta, Julin, Almkvist, Winblad &amp; Wahlund, 1996).<text:s/></text:span></text:p>
      <text:p text:style-name="P161"><text:span text:style-name="T162"><text:tab/></text:span><text:span text:style-name="T163">Slowing on the electroencephalogram (EEG) in patients with Alzheimer’s disease (AD), compared to normal control subjects, evidenced by increase of<text:s/></text:span><text:span text:style-name="T164">theta</text:span><text:span text:style-name="T165"><text:s/>activity and decrease of<text:s/></text:span><text:span text:style-name="T166">beta</text:span><text:span text:style-name="T167"><text:s/>or<text:s/></text:span><text:span text:style-name="T168">alpha</text:span><text:span text:style-name="T169"><text:s/>power, is a uniform finding in previous studies (Claus et al., 2000).</text:span></text:p>
      <text:p text:style-name="P170"><text:span text:style-name="T171">Our study therefore suggests that the EEG bands reflect differential pathophysiologic changes in AD (Claus et al., 2000).</text:span></text:p>
      <text:p text:style-name="P172"><text:span text:style-name="T173"><text:tab/></text:span><text:bookmark-start text:name="_Hlk191195289"/><text:span text:style-name="T174">Compared with the normal controls, the AD patients had a significantly lower<text:s/></text:span><text:span text:style-name="T175">alpha</text:span><text:span text:style-name="T176">-2 band power in the resting EEG (</text:span><text:span text:style-name="T177">Wada, Nanbu, Jiang, Koshino, Yamaguchi &amp; Hashimoto, 1997).</text:span><text:bookmark-end text:name="_Hlk191195289"/></text:p>
      <text:p text:style-name="P178"><text:span text:style-name="T179"><text:tab/></text:span><text:span text:style-name="T180">Typical EEG changes in AD include a decrease in power and mean frequency of<text:s/></text:span><text:span text:style-name="T181">alpha</text:span><text:span text:style-name="T182"><text:s/>activity (8–12 Hz) [</text:span><text:span text:style-name="T183"><office:annotation office:name="16" xml:id="1035416687"><dc:creator>Janka Hauffe</dc:creator><dc:date>2025-01-29T14:16:00</dc:date><meta:creator-initials>JH</meta:creator-initials><text:p text:style-name="P184">[21] Coben LA, Danziger W, Storandt M. A longitudinal EEG</text:p><text:p text:style-name="P185">study of mild senile dementia of Alzheimer’s type: Changes at 1</text:p><text:p text:style-name="P186">year and at 2.5 years. Electroencephalogr Clin Neurophysiol</text:p><text:p text:style-name="P187">1985;61:101–12.<text:line-break/>[39] Fenton GW. Electrophysiology of Alzheimer’s disease. Br Med</text:p><text:p text:style-name="P188">Bull 1986;42:29–33.<text:line-break/>[71] Penttila¨ M, Partanen JV, Soininen H, Riekkinen PJ. Quantita-</text:p><text:p text:style-name="P189">tive analysis of occipital EEG in different stages of Alzheimer’s</text:p><text:p text:style-name="P190">disease. Electroencephalogr Clin Neurophysiol 1985;60:1–6.</text:p><text:p text:style-name="P191">[74] Prichep LS, John ER, Ferds SH, Reisberg B, Almas M, Alper</text:p><text:p text:style-name="P192">K, Cancro R. Quantitative EEG correlates of cognitive deterio-</text:p><text:p text:style-name="P193">ration in the elderly. Neurobiol Aging 1994;15:85–90.</text:p></office:annotation>21,39,71,74</text:span><text:span text:style-name="CommentReference"><office:annotation-end office:name="16"/></text:span><text:span text:style-name="T194">] (Dringenberg, 2000).</text:span></text:p>
      <text:p text:style-name="P195"><text:span text:style-name="T196"><text:tab/></text:span><text:span text:style-name="T197">A decrease in<text:s/></text:span><text:span text:style-name="T198">alpha</text:span><text:span text:style-name="T199"><text:s/>activity is repeatedly observed in AD (Jeong, 2004).<text:s/></text:span></text:p>
      <text:p text:style-name="P200"><text:tab/></text:p>
      <text:p text:style-name="P201">Theta</text:p>
      <text:p text:style-name="P202"><text:span text:style-name="T203">Increased<text:s/></text:span><text:span text:style-name="T204">theta</text:span><text:span text:style-name="T205"><text:s/>power may have a good predictive effect on cognitive decline<text:s/></text:span><text:span text:style-name="T206"><office:annotation office:name="17" xml:id="2090692250"><dc:creator>Janka Hauffe</dc:creator><dc:date>2025-01-30T13:56:00</dc:date><meta:creator-initials>JH</meta:creator-initials><text:p text:style-name="P207">11. Musaeus C S, Engedal K, Høgh P, et al. EEG Theta Power is an early marker of</text:p><text:p text:style-name="P208">Cognitive decline in Dementia due to Alzheimer’s disease [J]. J Alzheimer’s</text:p><text:p text:style-name="P209">Disease: JAD. 2018;64(4):1359–71.</text:p></office:annotation>[11</text:span><text:span text:style-name="CommentReference"><office:annotation-end office:name="17"/></text:span><text:span text:style-name="T210">] (Liu et al., 2024).</text:span></text:p>
      <text:p text:style-name="P211"><text:span text:style-name="T212">The severity of cognitive impairment is positively correlated with increased<text:s/></text:span><text:span text:style-name="T213">theta</text:span><text:span text:style-name="T214"><text:s/>activity, and an increase in<text:s/></text:span><text:span text:style-name="T215">theta</text:span><text:span text:style-name="T216"><text:s/>waves in EEG serves as a good predictor of cognitive decline<text:s/></text:span><text:span text:style-name="T217"><office:annotation office:name="18" xml:id="20974965"><dc:creator>Janka Hauffe</dc:creator><dc:date>2025-01-30T13:59:00</dc:date><meta:creator-initials>JH</meta:creator-initials><text:p text:style-name="P218">36. Babiloni C, Visser P J, Frisoni G, et al. Cortical sources of resting EEG rhythms in</text:p><text:p text:style-name="P219">mild cognitive impairment and subjective memory complaint [J]. Neurobiol</text:p><text:p text:style-name="P220">Aging. 2010;31(10):1787–98</text:p></office:annotation>[36</text:span><text:span text:style-name="CommentReference"><office:annotation-end office:name="18"/></text:span><text:span text:style-name="T221">] Liu et al., 2024).</text:span></text:p>
      <text:p text:style-name="P222"><text:span text:style-name="T223"><office:annotation office:name="19" xml:id="2115709384"><dc:creator>Janka Hauffe</dc:creator><dc:date>2025-02-13T07:58:00</dc:date><meta:creator-initials>JH</meta:creator-initials><text:p text:style-name="P224"><text:span text:style-name="T225">In summary, these outcomes indicate that high resting-state<text:s/></text:span><text:span text:style-name="T226">theta</text:span><text:span text:style-name="T227"><text:s/>power in older adults is associated with relatively greater cognitive impairment;<text:s/></text:span></text:p></office:annotation>These data<text:s/></text:span><text:span text:style-name="CommentReference"><office:annotation-end office:name="19"/></text:span><text:span text:style-name="T228">indicate that high resting<text:s/></text:span><text:span text:style-name="T229">theta</text:span><text:span text:style-name="T230"><text:s/>power in healthy older adults is associated with better cognitive function and may be a marker of healthy neurocognitive aging (Finnigan &amp; Robertson, 2011).</text:span></text:p>
      <text:soft-page-break/>
      <text:p text:style-name="P231"><text:span text:style-name="T232">When compared to the resting state EEG rhythms of healthy normal elderly (Nold) subjects, AD patients showed an amplitude increase of widespread<text:s/></text:span><text:span text:style-name="T233">theta</text:span><text:span text:style-name="T234"><text:s/>source [</text:span><text:span text:style-name="T235"><office:annotation office:name="20" xml:id="1540881586"><dc:creator>Janka Hauffe</dc:creator><dc:date>2025-01-30T13:48:00</dc:date><meta:creator-initials>JH</meta:creator-initials><text:p text:style-name="P236">[45] Dierks T, Jelic V, Pascual-Marqui RD, Wahlund L, Julin</text:p><text:p text:style-name="P237">P, Linden DE, Maurer K, Winblad B, Nordberg A (2000)</text:p><text:p text:style-name="P238">Spatial pattern of cerebral glucose metabolism (PET) cor-</text:p><text:p text:style-name="P239">relates with localization of intracerebral EEG-generators in</text:p><text:p text:style-name="P240">Alzheimer’s disease. Clin Neurophysiol 111, 1817-1824.<text:line-break/>[55] Mientus S, Gallinat J, Wuebben Y, Pascual-Marqui RD,</text:p><text:p text:style-name="P241">Mulert C, Frick K, Dorn H, HerrmannWM, Winterer</text:p><text:p text:style-name="P242">G (2002) Cortical hypoactivation during resting EEG in</text:p><text:p text:style-name="P243">schizophrenics but not in depressives and schizotypal</text:p><text:p text:style-name="P244">subjects as revealed by low resolution electromagnetic</text:p><text:p text:style-name="P245">tomography (LORETA). Psychiatry Res 116, 95-111.</text:p><text:p text:style-name="P246">[56] Babiloni C, Binetti G, Cassetta E, Cerboneschi D, Dal Forno</text:p><text:p text:style-name="P247">G, Del Percio C, Ferreri F, Ferri R, Lanuzza B, Miniussi C,</text:p><text:p text:style-name="P248">Moretti DV, Nobili F, Pascual-Marqui RD, Rodriguez G, Romani GL, Salinari S, Tecchio F, Vitali P, Zanetti O, Zap-</text:p><text:p text:style-name="P249">pasodi F, Rossini PM (2004) Mapping distributed sources of</text:p><text:p text:style-name="P250">cortical rhythms in mild Alzheimer’s disease. A multicentric</text:p><text:p text:style-name="P251">EEG study. Neuroimage 22, 57-67.</text:p><text:p text:style-name="P252">[76] Ponomareva NV, Selesneva ND, Jarikov GA (2003) EEG</text:p><text:p text:style-name="P253">alterations in subjects at high familial risk for Alzheimer’s</text:p><text:p text:style-name="P254">disease. Neuropsychobiology 48, 152-159.</text:p><text:p text:style-name="P255">[77] Jeong J (2004) EEG dynamics in patients with Alzheimer’s</text:p><text:p text:style-name="P256">disease. Clin Neurophysiol 115, 1490-1505.</text:p><text:p text:style-name="P257">[78] Prichep LS (2005) Use of normative databases and statis-</text:p><text:p text:style-name="P258">tical methods in demonstrating clinical utility of QEEG:</text:p><text:p text:style-name="P259">importance and cautions. Clin EEG Neurosci 36, 82-87.</text:p></office:annotation>45, 55, 56, 76–78</text:span><text:span text:style-name="CommentReference"><office:annotation-end office:name="20"/></text:span><text:span text:style-name="T260">] (</text:span><text:span text:style-name="T261"><office:annotation office:name="21" xml:id="1718406299"><dc:creator>Janka Hauffe</dc:creator><dc:date>2025-02-13T11:52:00</dc:date><meta:creator-initials>JH</meta:creator-initials><text:p text:style-name="P262">@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22" xml:id="682169059"><dc:creator>Janka Hauffe</dc:creator><dc:date>2025-02-13T11:52:00</dc:date><meta:creator-initials>JH</meta:creator-initials><text:p text:style-name="P263"><text:a xlink:href="https://doi.org/10.3233/JAD-2011-0051" office:target-frame-name="_top" xlink:show="replace"><text:span text:style-name="T264">https://doi.org/10.3233/JAD-2011-0051</text:span></text:a></text:p></office:annotation>Babiloni et al.,<text:s/></text:span><text:span text:style-name="CommentReference"><office:annotation-end office:name="21"/></text:span><text:span text:style-name="CommentReference"><office:annotation-end office:name="22"/></text:span><text:span text:style-name="T265">2011).</text:span></text:p>
      <text:p text:style-name="P266"><text:span text:style-name="T267">Among the most<text:s/></text:span><text:span text:style-name="T268"><office:annotation office:name="23" xml:id="1078684955"><dc:creator>Janka Hauffe</dc:creator><dc:date>2025-02-13T11:58:00</dc:date><meta:creator-initials>JH</meta:creator-initials><text:p text:style-name="P269">For what?</text:p></office:annotation>promising EEG markers<text:s/></text:span><text:span text:style-name="CommentReference"><office:annotation-end office:name="23"/></text:span><text:span text:style-name="T270">are increased<text:s/></text:span><text:span text:style-name="T271">theta</text:span><text:span text:style-name="T272"><text:s/>power, as well as increased<text:s/></text:span><text:span text:style-name="T273">theta</text:span><text:span text:style-name="T274"><text:s/>band functional connectivity (Cassani et al., 2017; Hatz et al., 2015; Musaeus et al., 2018) (Farina et al., 2020).<text:s/></text:span></text:p>
      <text:p text:style-name="Normal"><text:span text:style-name="T275">Similar to AD models, the best features for distinguishing aMCI from healthy ageing were increased<text:s/></text:span><text:span text:style-name="T276">theta power</text:span><text:span text:style-name="T277"><text:s/>in left temporo-parietal electrodes (Farina et al., 2020).</text:span></text:p>
      <text:p text:style-name="Normal"><text:span text:style-name="T278">Theta</text:span><text:span text:style-name="T279"><text:s/>power was the best overall predictor of patient status, in line with the suggestion that increased<text:s/></text:span><text:span text:style-name="T280">theta</text:span><text:span text:style-name="T281"><text:s/>is one of the first changes to occur in AD (Musaeus et al., 2018) (Farina et al., 2020).</text:span></text:p>
      <text:p text:style-name="P282">Compared with healthy older adults, patients with Alzheimer’s disease (also early-onset Alzheimer’s disease; Özbek, Fide &amp; Yener, 2021) show<text:s/></text:p>
      <text:p text:style-name="P283"><text:span text:style-name="T284"><text:s/>increased<text:s/></text:span><text:span text:style-name="T285">theta</text:span><text:span text:style-name="T286"><text:s/>power during resting state electroencephalography (rsEEG) (Fröhlich, Kutz, Müller &amp; Claudia Voelcker-Rehagen, 2021).<text:s/></text:span></text:p>
      <text:p text:style-name="P287">This study is the first to report that resting-state EEG power can be a promising marker for diagnostic accuracy between EOAD and healthy controls (Özbek, Fide &amp; Yener, 2021).<text:s/></text:p>
      <text:p text:style-name="P288"><text:span text:style-name="T289">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 This is not in complete agreement with prior findings of changes in the rsEEG in patients with MCI (Fröhlich, Kutz, Müller &amp; Claudia Voelcker-Rehagen, 2021). For the rest with eyes-closed, it was shown that<text:s/></text:span><text:span text:style-name="T290">theta</text:span><text:span text:style-name="T291"><text:s/>power was either elevated or reduced in MCI compared with healthy older adults (Koenig et al., 2005; Babiloni et al., 2006b, 2010; Kwak, 2006; Ya et al., 2015) (from Fröhlich, Kutz, Müller &amp; Claudia Voelcker-Rehagen, 2021).</text:span></text:p>
      <text:p text:style-name="P292"><text:span text:style-name="T293">A significant difference between the AD group and groups with objective and subjective memory disturbances was found for<text:s/></text:span><text:span text:style-name="T294">delta</text:span><text:span text:style-name="T295">,<text:s/></text:span><text:span text:style-name="T296">theta</text:span><text:span text:style-name="T297">, and<text:s/></text:span><text:span text:style-name="T298">alpha</text:span><text:span text:style-name="T299"><text:s/>relative power (Jelic, Shigeta, Julin, Almkvist, Winblad &amp; Wahlund, 1996). AD group significantly higher<text:s/></text:span><text:span text:style-name="T300">theta</text:span><text:span text:style-name="T301"><text:s/>relative power in all investigated regions in relation to the rest of the study population (Jelic, Shigeta, Julin, Almkvist, Winblad &amp; Wahlund, 1996). No significant differences between the groups with subjective or objective memory impairment (MCI) when compared to the controls (Jelic, Shigeta, Julin, Almkvist, Winblad &amp; Wahlund, 1996).<text:s/></text:span></text:p>
      <text:soft-page-break/>
      <text:p text:style-name="P302"><text:span text:style-name="T303">Slowing on the electroencephalogram (EEG) in patients with Alzheimer’s disease (AD), compared to normal control subjects, evidenced by increase of<text:s/></text:span><text:span text:style-name="T304">theta</text:span><text:span text:style-name="T305"><text:s/>activity and decrease of<text:s/></text:span><text:span text:style-name="T306">beta</text:span><text:span text:style-name="T307"><text:s/>or<text:s/></text:span><text:span text:style-name="T308">alpha</text:span><text:span text:style-name="T309"><text:s/>power, is a uniform finding in previous studies (Claus et al., 2000).</text:span></text:p>
      <text:p text:style-name="P310"><text:span text:style-name="T311">Our study therefore suggests that the EEG bands reflect differential pathophysiologic changes in AD (Claus et al., 2000).</text:span></text:p>
      <text:p text:style-name="P312"><text:span text:style-name="T313">Compared with the normal controls, the AD patients had a significant increase in<text:s/></text:span><text:span text:style-name="T314">theta</text:span><text:span text:style-name="T315"><text:s/>band power in the resting EEG (</text:span><text:span text:style-name="T316">Wada, Nanbu, Jiang, Koshino, Yamaguchi &amp; Hashimoto, 1997).</text:span></text:p>
      <text:p text:style-name="P317"><text:span text:style-name="T318">The AD patients showed highly significant increases in<text:s/></text:span><text:span text:style-name="T319">theta</text:span><text:span text:style-name="T320"><text:s/>activity compared with controls (</text:span><text:span text:style-name="T321">Elmståhl, Ros</text:span><text:span text:style-name="T322"><office:annotation office:name="24" xml:id="585807403"><dc:creator>Janka Hauffe</dc:creator><dc:date>2025-01-08T17:43:00</dc:date><meta:creator-initials>JH</meta:creator-initials><text:p text:style-name="P323">akzent</text:p></office:annotation>e</text:span><text:span text:style-name="T324"><office:annotation-end office:name="24"/></text:span><text:span text:style-name="T325">n &amp; Gullberg, 1994).</text:span><text:bookmark-start text:name="_Hlk191195742"/><text:span text:style-name="T326"><text:s/></text:span><text:span text:style-name="T327">The topographical analysis showed a widespread increase in<text:s/></text:span><text:span text:style-name="T328">theta</text:span><text:span text:style-name="T329"><text:s/>power over most cortical areas (</text:span><text:span text:style-name="T330">Elmståhl, Ros</text:span><text:span text:style-name="T331"><office:annotation office:name="25" xml:id="453019734"><dc:creator>Janka Hauffe</dc:creator><dc:date>2025-01-08T17:43:00</dc:date><meta:creator-initials>JH</meta:creator-initials><text:p text:style-name="P332">akzent</text:p></office:annotation>e</text:span><text:span text:style-name="T333"><office:annotation-end office:name="25"/></text:span><text:span text:style-name="T334">n &amp; Gullberg, 1994)</text:span><text:span text:style-name="T335">.<text:s/></text:span></text:p>
      <text:p text:style-name="P336"><text:bookmark-end text:name="_Hlk191195742"/><text:span text:style-name="T337">Typical EEG changes in AD include increased power in the<text:s/></text:span><text:span text:style-name="T338">theta</text:span><text:span text:style-name="T339"><text:s/>(4–7 Hz) band [</text:span><text:span text:style-name="T340"><office:annotation office:name="26" xml:id="2001225080"><dc:creator>Janka Hauffe</dc:creator><dc:date>2025-01-29T14:16:00</dc:date><meta:creator-initials>JH</meta:creator-initials><text:p text:style-name="P341">[21] Coben LA, Danziger W, Storandt M. A longitudinal EEG</text:p><text:p text:style-name="P342">study of mild senile dementia of Alzheimer’s type: Changes at 1</text:p><text:p text:style-name="P343">year and at 2.5 years. Electroencephalogr Clin Neurophysiol</text:p><text:p text:style-name="P344">1985;61:101–12.<text:line-break/>[39] Fenton GW. Electrophysiology of Alzheimer’s disease. Br Med</text:p><text:p text:style-name="P345">Bull 1986;42:29–33.<text:line-break/>[71] Penttila¨ M, Partanen JV, Soininen H, Riekkinen PJ. Quantita-</text:p><text:p text:style-name="P346">tive analysis of occipital EEG in different stages of Alzheimer’s</text:p><text:p text:style-name="P347">disease. Electroencephalogr Clin Neurophysiol 1985;60:1–6.</text:p><text:p text:style-name="P348">[74] Prichep LS, John ER, Ferds SH, Reisberg B, Almas M, Alper</text:p><text:p text:style-name="P349">K, Cancro R. Quantitative EEG correlates of cognitive deterio-</text:p><text:p text:style-name="P350">ration in the elderly. Neurobiol Aging 1994;15:85–90.</text:p></office:annotation>21,39,71,74</text:span><text:span text:style-name="CommentReference"><office:annotation-end office:name="26"/></text:span><text:span text:style-name="T351">] (Dringenberg, 2000).</text:span></text:p>
      <text:p text:style-name="P352"><text:span text:style-name="T353">An increase in<text:s/></text:span><text:span text:style-name="T354">theta</text:span><text:span text:style-name="T355"><text:s/>activity is repeatedly observed in AD (Jeong, 2004).<text:s/></text:span></text:p>
      <text:p text:style-name="P356"><text:bookmark-start text:name="_Hlk191197767"/><text:span text:style-name="T357">In the MCI subjects, the EEG markers of disease progression included an increase of the power density at the<text:s/></text:span><text:span text:style-name="T358">theta</text:span><text:span text:style-name="T359"><text:s/>rhythms in the temporal and occipital regions (Jelic et al., 2000) from Babiloni, 2015.</text:span><text:bookmark-end text:name="_Hlk191197767"/></text:p>
      <text:p text:style-name="P360"/>
      <text:p text:style-name="P361">Beta</text:p>
      <text:p text:style-name="P362"><text:span text:style-name="T363">When compared to the resting state EEG rhythms of healthy normal elderly (Nold) subjects, AD patients showed an amplitude amplitude decrease<text:s/></text:span><text:span text:style-name="T364">beta</text:span><text:span text:style-name="T365"><text:s/>(13–30 Hz) sources [</text:span><text:span text:style-name="T366"><office:annotation office:name="27" xml:id="1439442033"><dc:creator>Janka Hauffe</dc:creator><dc:date>2025-01-30T13:48:00</dc:date><meta:creator-initials>JH</meta:creator-initials><text:p text:style-name="P367">[45] Dierks T, Jelic V, Pascual-Marqui RD, Wahlund L, Julin</text:p><text:p text:style-name="P368">P, Linden DE, Maurer K, Winblad B, Nordberg A (2000)</text:p><text:p text:style-name="P369">Spatial pattern of cerebral glucose metabolism (PET) cor-</text:p><text:p text:style-name="P370">relates with localization of intracerebral EEG-generators in</text:p><text:p text:style-name="P371">Alzheimer’s disease. Clin Neurophysiol 111, 1817-1824.<text:line-break/>[55] Mientus S, Gallinat J, Wuebben Y, Pascual-Marqui RD,</text:p><text:p text:style-name="P372">Mulert C, Frick K, Dorn H, HerrmannWM, Winterer</text:p><text:p text:style-name="P373">G (2002) Cortical hypoactivation during resting EEG in</text:p><text:p text:style-name="P374">schizophrenics but not in depressives and schizotypal</text:p><text:p text:style-name="P375">subjects as revealed by low resolution electromagnetic</text:p><text:p text:style-name="P376">tomography (LORETA). Psychiatry Res 116, 95-111.</text:p><text:p text:style-name="P377">[56] Babiloni C, Binetti G, Cassetta E, Cerboneschi D, Dal Forno</text:p><text:p text:style-name="P378">G, Del Percio C, Ferreri F, Ferri R, Lanuzza B, Miniussi C,</text:p><text:p text:style-name="P379">Moretti DV, Nobili F, Pascual-Marqui RD, Rodriguez G, Romani GL, Salinari S, Tecchio F, Vitali P, Zanetti O, Zap-</text:p><text:p text:style-name="P380">pasodi F, Rossini PM (2004) Mapping distributed sources of</text:p><text:p text:style-name="P381">cortical rhythms in mild Alzheimer’s disease. A multicentric</text:p><text:p text:style-name="P382">EEG study. Neuroimage 22, 57-67.</text:p><text:p text:style-name="P383">[76] Ponomareva NV, Selesneva ND, Jarikov GA (2003) EEG</text:p><text:p text:style-name="P384">alterations in subjects at high familial risk for Alzheimer’s</text:p><text:p text:style-name="P385">disease. Neuropsychobiology 48, 152-159.</text:p><text:p text:style-name="P386">[77] Jeong J (2004) EEG dynamics in patients with Alzheimer’s</text:p><text:p text:style-name="P387">disease. Clin Neurophysiol 115, 1490-1505.</text:p><text:p text:style-name="P388">[78] Prichep LS (2005) Use of normative databases and statis-</text:p><text:p text:style-name="P389">tical methods in demonstrating clinical utility of QEEG:</text:p><text:p text:style-name="P390">importance and cautions. Clin EEG Neurosci 36, 82-87.</text:p></office:annotation>45, 55, 56, 76–78</text:span><text:span text:style-name="CommentReference"><office:annotation-end office:name="27"/></text:span><text:span text:style-name="T391">] (</text:span><text:span text:style-name="T392"><office:annotation office:name="28" xml:id="675781447"><dc:creator>Janka Hauffe</dc:creator><dc:date>2025-02-13T11:52:00</dc:date><meta:creator-initials>JH</meta:creator-initials><text:p text:style-name="P393">@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29" xml:id="1907320577"><dc:creator>Janka Hauffe</dc:creator><dc:date>2025-02-13T11:52:00</dc:date><meta:creator-initials>JH</meta:creator-initials><text:p text:style-name="P394"><text:a xlink:href="https://doi.org/10.3233/JAD-2011-0051" office:target-frame-name="_top" xlink:show="replace"><text:span text:style-name="T395">https://doi.org/10.3233/JAD-2011-0051</text:span></text:a></text:p></office:annotation>Babiloni et al.,<text:s/></text:span><text:span text:style-name="CommentReference"><office:annotation-end office:name="28"/></text:span><text:span text:style-name="CommentReference"><office:annotation-end office:name="29"/></text:span><text:span text:style-name="T396">2011).</text:span></text:p>
      <text:p text:style-name="Normal"><text:span text:style-name="T397">As expected, healthy ageing was associated with higher<text:s/></text:span><text:span text:style-name="T398">beta</text:span><text:span text:style-name="T399"><text:s/>power, which was increased in controls relative to patients, and in aMCI relative to AD (Farina et al., 2020).</text:span></text:p>
      <text:p text:style-name="P400"><text:span text:style-name="T401">Compared with healthy older adults, patients with Alzheimer’s disease (also early-onset Alzheimer’s disease; Özbek, Fide &amp; Yener, 2021) show decreased<text:s/></text:span><text:span text:style-name="T402">beta</text:span><text:span text:style-name="T403"><text:s/>power during resting state electroencephalography (rsEEG) (Fröhlich, Kutz, Müller &amp; Claudia Voelcker-Rehagen, 2021).<text:s/></text:span></text:p>
      <text:p text:style-name="P404">This study is the first to report that resting-state EEG power can be a promising marker for diagnostic accuracy between EOAD and healthy controls (Özbek, Fide &amp; Yener, 2021).<text:s/></text:p>
      <text:p text:style-name="P405"><text:span text:style-name="T406">Findings for mild cognitive impairment (MCI), a stage of increased risk of conversion to dementia, are less conclusive (Fröhlich, Kutz, Müller &amp; Claudia Voelcker-Rehagen, 2021).<text:s/></text:span><text:soft-page-break/><text:span text:style-name="T407">Results indicate no rsEEG power differences between healthy individuals and those with MCI (Fröhlich, Kutz, Müller &amp; Claudia Voelcker-Rehagen, 2021). This is not in complete agreement with prior findings of changes in the rsEEG in patients with MCI (Fröhlich, Kutz, Müller &amp; Claudia Voelcker-Rehagen, 2021). For the rest with eyes-closed, it was shown that<text:s/></text:span><text:span text:style-name="T408">beta</text:span><text:span text:style-name="T409"><text:s/>power was reduced in MCI compared with healthy older adults (Koenig et al., 2005; Babiloni et al., 2006b, 2010; Kwak, 2006; Ya et al., 2015) (from Fröhlich, Kutz, Müller &amp; Claudia Voelcker-Rehagen, 2021).<text:s/></text:span></text:p>
      <text:p text:style-name="P410"><text:span text:style-name="T411">A significant difference between the AD group and groups with objective and subjective memory disturbances was found for<text:s/></text:span><text:span text:style-name="T412">delta</text:span><text:span text:style-name="T413">,<text:s/></text:span><text:span text:style-name="T414">theta</text:span><text:span text:style-name="T415">, and<text:s/></text:span><text:span text:style-name="T416">alpha</text:span><text:span text:style-name="T417"><text:s/>relative power (Jelic, Shigeta, Julin, Almkvist, Winblad &amp; Wahlund, 1996). No significant difference was found for<text:s/></text:span><text:span text:style-name="T418">beta</text:span><text:span text:style-name="T419"><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Jelic, Shigeta, Julin, Almkvist, Winblad &amp; Wahlund, 1996). No significant differences between the groups with subjective or objective memory impairment (MCI) when compared to the controls (Jelic, Shigeta, Julin, Almkvist, Winblad &amp; Wahlund, 1996).<text:s/></text:span></text:p>
      <text:p text:style-name="P420"><text:span text:style-name="T421">Slowing on the electroencephalogram (EEG) in patients with Alzheimer’s disease (AD), compared to normal control subjects, evidenced by increase of<text:s/></text:span><text:span text:style-name="T422">theta</text:span><text:span text:style-name="T423"><text:s/>activity and decrease of<text:s/></text:span><text:span text:style-name="T424">beta</text:span><text:span text:style-name="T425"><text:s/>or<text:s/></text:span><text:span text:style-name="T426">alpha</text:span><text:span text:style-name="T427"><text:s/>power, is a uniform finding in previous studies (Claus et al., 2000).</text:span></text:p>
      <text:p text:style-name="P428"><text:span text:style-name="T429">Our study therefore suggests that the EEG bands reflect differential pathophysiologic changes in AD (Claus et al., 2000).</text:span></text:p>
      <text:p text:style-name="Normal"><text:span text:style-name="T430">Compared with the normal controls, the AD patients had a significantly lower<text:s/></text:span><text:span text:style-name="T431">beta</text:span><text:span text:style-name="T432"><text:s/>band power in the resting EEG (</text:span><text:span text:style-name="T433">Wada, Nanbu, Jiang, Koshino, Yamaguchi &amp; Hashimoto, 1997).</text:span></text:p>
      <text:p text:style-name="P434"><text:span text:style-name="T435">The AD patients showed highly significant decreases in<text:s/></text:span><text:span text:style-name="T436">beta</text:span><text:span text:style-name="T437"><text:s/>activity compared with controls (</text:span><text:span text:style-name="T438">Elmståhl, Ros</text:span><text:span text:style-name="T439"><office:annotation office:name="30" xml:id="1994595289"><dc:creator>Janka Hauffe</dc:creator><dc:date>2025-01-08T17:43:00</dc:date><meta:creator-initials>JH</meta:creator-initials><text:p text:style-name="P440">akzent</text:p></office:annotation>e</text:span><text:span text:style-name="T441"><office:annotation-end office:name="30"/></text:span><text:span text:style-name="T442">n &amp; Gullberg, 1994).</text:span></text:p>
      <text:p text:style-name="P443"><text:span text:style-name="T444">The topographical analysis showed that the decrease in<text:s/></text:span><text:span text:style-name="T445">beta</text:span><text:span text:style-name="T446"><text:s/>power was more restricted to posterior temporoparietal areas (</text:span><text:span text:style-name="T447">Elmståhl, Ros</text:span><text:span text:style-name="T448"><office:annotation office:name="31" xml:id="555103130"><dc:creator>Janka Hauffe</dc:creator><dc:date>2025-01-08T17:43:00</dc:date><meta:creator-initials>JH</meta:creator-initials><text:p text:style-name="P449">akzent</text:p></office:annotation>e</text:span><text:span text:style-name="T450"><office:annotation-end office:name="31"/></text:span><text:span text:style-name="T451">n &amp; Gullberg, 1994)</text:span><text:span text:style-name="T452">. The<text:s/></text:span><text:span text:style-name="T453">beta</text:span><text:span text:style-name="T454"><text:s/>power decrease is considered to reflect cortical degenerative changes [</text:span><text:span text:style-name="T455"><office:annotation office:name="32" xml:id="868230122"><dc:creator>Janka Hauffe</dc:creator><dc:date>2025-01-29T14:09:00</dc:date><meta:creator-initials>JH</meta:creator-initials><text:p text:style-name="P456">26 Kcllawav P; An orderly approach to visual</text:p><text:p text:style-name="P457">analysis: Parameters of the normal EEG in</text:p><text:p text:style-name="P458">adults and children; in Klass DW, Daly DD</text:p><text:p text:style-name="P459">(eds): Current practice of Clinical Electroen</text:p><text:p text:style-name="P460">cephalography. New York, Raven Press. 1979.</text:p><text:p text:style-name="P461">pp 69-148.</text:p><text:p text:style-name="P462">27 Gloor P, Ball G. Schaull N: Brain lesions that</text:p><text:p text:style-name="P463">produce delta waves in the EEG. Neurology</text:p><text:p text:style-name="P464">(Minncap) 1977;27:326-333</text:p></office:annotation>26, 27</text:span><text:span text:style-name="CommentReference"><office:annotation-end office:name="32"/></text:span><text:span text:style-name="T465">] (</text:span><text:span text:style-name="T466">Elmståhl, Ros</text:span><text:span text:style-name="T467"><office:annotation office:name="33" xml:id="995243580"><dc:creator>Janka Hauffe</dc:creator><dc:date>2025-01-08T17:43:00</dc:date><meta:creator-initials>JH</meta:creator-initials><text:p text:style-name="P468">akzent</text:p></office:annotation>e</text:span><text:span text:style-name="T469"><office:annotation-end office:name="33"/></text:span><text:span text:style-name="T470">n &amp; Gullberg, 1994)</text:span><text:span text:style-name="T471">.<text:s/></text:span></text:p>
      <text:p text:style-name="P472"><text:span text:style-name="T473">Typical EEG changes in AD include a loss of<text:s/></text:span><text:span text:style-name="T474">beta</text:span><text:span text:style-name="T475"><text:s/>(13–30 Hz) activity [</text:span><text:span text:style-name="T476"><office:annotation office:name="34" xml:id="1865646404"><dc:creator>Janka Hauffe</dc:creator><dc:date>2025-01-29T14:16:00</dc:date><meta:creator-initials>JH</meta:creator-initials><text:p text:style-name="P477">[21] Coben LA, Danziger W, Storandt M. A longitudinal EEG</text:p><text:p text:style-name="P478">study of mild senile dementia of Alzheimer’s type: Changes at 1</text:p><text:p text:style-name="P479">year and at 2.5 years. Electroencephalogr Clin Neurophysiol</text:p><text:p text:style-name="P480">1985;61:101–12.<text:line-break/>[39] Fenton GW. Electrophysiology of Alzheimer’s disease. Br Med</text:p><text:p text:style-name="P481">Bull 1986;42:29–33.<text:line-break/>[71] Penttila¨ M, Partanen JV, Soininen H, Riekkinen PJ. Quantita-</text:p><text:p text:style-name="P482">tive analysis of occipital EEG in different stages of Alzheimer’s</text:p><text:p text:style-name="P483">disease. Electroencephalogr Clin Neurophysiol 1985;60:1–6.</text:p><text:p text:style-name="P484">[74] Prichep LS, John ER, Ferds SH, Reisberg B, Almas M, Alper</text:p><text:p text:style-name="P485">K, Cancro R. Quantitative EEG correlates of cognitive deterio-</text:p><text:p text:style-name="P486">ration in the elderly. Neurobiol Aging 1994;15:85–90.</text:p></office:annotation>21,39,71,74</text:span><text:span text:style-name="CommentReference"><office:annotation-end office:name="34"/></text:span><text:span text:style-name="T487">] (Dringenberg, 2000).</text:span></text:p>
      <text:p text:style-name="Normal"><text:span text:style-name="T488">A decrease in<text:s/></text:span><text:span text:style-name="T489">beta</text:span><text:span text:style-name="T490"><text:s/>activity is repeatedly observed in AD (Jeong, 2004).</text:span></text:p>
      <text:soft-page-break/>
      <text:p text:style-name="P491"><text:span text:style-name="T492">In the MCI subjects, the EEG markers of disease progression included a decrease of the power density at<text:s/></text:span><text:span text:style-name="T493">beta</text:span><text:span text:style-name="T494"><text:s/>rhythms in temporal and occipital regions (Jelic et al., 2000) from Babiloni, 2015.</text:span></text:p>
      <text:p text:style-name="Normal"><text:span text:style-name="T495">A decrease in<text:s/></text:span><text:span text:style-name="T496">beta</text:span><text:span text:style-name="T497"><text:s/>power has been found in individuals with mild AD (Hogan, Swanwick, Kaiser, Rowan &amp; Lawlor, 2003).</text:span></text:p>
      <text:p text:style-name="P498"/>
      <text:p text:style-name="P499">Delta</text:p>
      <text:p text:style-name="P500"><text:span text:style-name="T501">Prefrontal<text:s/></text:span><text:span text:style-name="T502"><office:annotation office:name="35" xml:id="931175582"><dc:creator>Janka Hauffe</dc:creator><dc:date>2025-02-13T07:47:00</dc:date><meta:creator-initials>JH</meta:creator-initials><text:p text:style-name="P503">Recordet in evening hours</text:p></office:annotation>delta power<text:s/></text:span><text:span text:style-name="CommentReference"><office:annotation-end office:name="35"/></text:span><text:span text:style-name="T504">was significantly higher in the AD compared to the HC group, while the right frontotemporal<text:s/></text:span><text:span text:style-name="T505">delta</text:span><text:span text:style-name="T506"><text:s/>activity increased in the AD compared to both the HC and MCI groups (</text:span><text:span text:style-name="T507"><office:annotation office:name="36" xml:id="1116995033"><dc:creator>Janka Hauffe</dc:creator><dc:date>2025-02-13T07:40:00</dc:date><meta:creator-initials>JH</meta:creator-initials><text:p text:style-name="P508">@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37" xml:id="13443749"><dc:creator>Janka Hauffe</dc:creator><dc:date>2025-02-13T07:40:00</dc:date><meta:creator-initials>JH</meta:creator-initials><text:p text:style-name="P509"><text:a xlink:href="https://doi.org/10.1016/j.isci.2021.102386" office:target-frame-name="_top" xlink:show="replace"><text:span text:style-name="T510">https://doi.org/10.1016/j.isci.2021.102386</text:span></text:a></text:p></office:annotation>D’Atri et al., 2021)</text:span><text:span text:style-name="T511">.<text:s/></text:span><text:span text:style-name="CommentReference"><office:annotation-end office:name="36"/></text:span><text:span text:style-name="CommentReference"><office:annotation-end office:name="37"/></text:span></text:p>
      <text:p text:style-name="P512"><text:span text:style-name="T513">In the morning EEG, the three groups showed differences only in the<text:s/></text:span><text:span text:style-name="T514">delta</text:span><text:span text:style-name="T515"><text:s/>band with a prevalence of the<text:s/></text:span><text:span text:style-name="T516">delta</text:span><text:span text:style-name="T517"><text:s/>activity in AD compared to both HC and MCI groups (</text:span><text:span text:style-name="T518">D’Atri et al., 2021)</text:span><text:span text:style-name="T519">. On the other hand, the EEG activity of the MCI group differed from that of HC only at the frontal sites (</text:span><text:span text:style-name="T520"><office:annotation office:name="38" xml:id="521601474"><dc:creator>Janka Hauffe</dc:creator><dc:date>2025-02-13T07:40:00</dc:date><meta:creator-initials>JH</meta:creator-initials><text:p text:style-name="P521">@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39" xml:id="224325066"><dc:creator>Janka Hauffe</dc:creator><dc:date>2025-02-13T07:40:00</dc:date><meta:creator-initials>JH</meta:creator-initials><text:p text:style-name="P522"><text:a xlink:href="https://doi.org/10.1016/j.isci.2021.102386" office:target-frame-name="_top" xlink:show="replace"><text:span text:style-name="T523">https://doi.org/10.1016/j.isci.2021.102386</text:span></text:a></text:p></office:annotation>D’Atri et al., 2021)</text:span><text:span text:style-name="T524">.<text:s/></text:span><text:span text:style-name="CommentReference"><office:annotation-end office:name="38"/></text:span><text:span text:style-name="CommentReference"><office:annotation-end office:name="39"/></text:span></text:p>
      <text:p text:style-name="P525"><text:span text:style-name="T526">When compared to the resting state EEG rhythms of healthy normal elderly (Nold) subjects, AD patients showed an amplitude increase of widespread<text:s/></text:span><text:span text:style-name="T527">delta</text:span><text:span text:style-name="T528"><text:s/>source [</text:span><text:span text:style-name="T529"><office:annotation office:name="40" xml:id="1342417870"><dc:creator>Janka Hauffe</dc:creator><dc:date>2025-01-30T13:48:00</dc:date><meta:creator-initials>JH</meta:creator-initials><text:p text:style-name="P530">[45] Dierks T, Jelic V, Pascual-Marqui RD, Wahlund L, Julin</text:p><text:p text:style-name="P531">P, Linden DE, Maurer K, Winblad B, Nordberg A (2000)</text:p><text:p text:style-name="P532">Spatial pattern of cerebral glucose metabolism (PET) cor-</text:p><text:p text:style-name="P533">relates with localization of intracerebral EEG-generators in</text:p><text:p text:style-name="P534">Alzheimer’s disease. Clin Neurophysiol 111, 1817-1824.<text:line-break/>[55] Mientus S, Gallinat J, Wuebben Y, Pascual-Marqui RD,</text:p><text:p text:style-name="P535">Mulert C, Frick K, Dorn H, HerrmannWM, Winterer</text:p><text:p text:style-name="P536">G (2002) Cortical hypoactivation during resting EEG in</text:p><text:p text:style-name="P537">schizophrenics but not in depressives and schizotypal</text:p><text:p text:style-name="P538">subjects as revealed by low resolution electromagnetic</text:p><text:p text:style-name="P539">tomography (LORETA). Psychiatry Res 116, 95-111.</text:p><text:p text:style-name="P540">[56] Babiloni C, Binetti G, Cassetta E, Cerboneschi D, Dal Forno</text:p><text:p text:style-name="P541">G, Del Percio C, Ferreri F, Ferri R, Lanuzza B, Miniussi C,</text:p><text:p text:style-name="P542">Moretti DV, Nobili F, Pascual-Marqui RD, Rodriguez G, Romani GL, Salinari S, Tecchio F, Vitali P, Zanetti O, Zap-</text:p><text:p text:style-name="P543">pasodi F, Rossini PM (2004) Mapping distributed sources of</text:p><text:p text:style-name="P544">cortical rhythms in mild Alzheimer’s disease. A multicentric</text:p><text:p text:style-name="P545">EEG study. Neuroimage 22, 57-67.</text:p><text:p text:style-name="P546">[76] Ponomareva NV, Selesneva ND, Jarikov GA (2003) EEG</text:p><text:p text:style-name="P547">alterations in subjects at high familial risk for Alzheimer’s</text:p><text:p text:style-name="P548">disease. Neuropsychobiology 48, 152-159.</text:p><text:p text:style-name="P549">[77] Jeong J (2004) EEG dynamics in patients with Alzheimer’s</text:p><text:p text:style-name="P550">disease. Clin Neurophysiol 115, 1490-1505.</text:p><text:p text:style-name="P551">[78] Prichep LS (2005) Use of normative databases and statis-</text:p><text:p text:style-name="P552">tical methods in demonstrating clinical utility of QEEG:</text:p><text:p text:style-name="P553">importance and cautions. Clin EEG Neurosci 36, 82-87.</text:p></office:annotation>45, 55, 56, 76–78</text:span><text:span text:style-name="CommentReference"><office:annotation-end office:name="40"/></text:span><text:span text:style-name="T554">] (</text:span><text:span text:style-name="T555"><office:annotation office:name="41" xml:id="704566950"><dc:creator>Janka Hauffe</dc:creator><dc:date>2025-02-13T11:52:00</dc:date><meta:creator-initials>JH</meta:creator-initials><text:p text:style-name="P55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42" xml:id="928990158"><dc:creator>Janka Hauffe</dc:creator><dc:date>2025-02-13T11:52:00</dc:date><meta:creator-initials>JH</meta:creator-initials><text:p text:style-name="P557"><text:a xlink:href="https://doi.org/10.3233/JAD-2011-0051" office:target-frame-name="_top" xlink:show="replace"><text:span text:style-name="T558">https://doi.org/10.3233/JAD-2011-0051</text:span></text:a></text:p></office:annotation>Babiloni et al.,<text:s/></text:span><text:span text:style-name="CommentReference"><office:annotation-end office:name="41"/></text:span><text:span text:style-name="CommentReference"><office:annotation-end office:name="42"/></text:span><text:span text:style-name="T559">2011).</text:span></text:p>
      <text:p text:style-name="Normal"><text:span text:style-name="T560">Similar to AD models, the best features for distinguishing aMCI from healthy ageing were increased<text:s/></text:span><text:span text:style-name="T561">delta</text:span><text:span text:style-name="T562"><text:s/>power in left temporo-parietal electrodes (Farina et al., 2020).</text:span></text:p>
      <text:p text:style-name="P563"><text:span text:style-name="T564">Compared with healthy older adults, patients with Alzheimer’s disease<text:s/></text:span><text:bookmark-start text:name="_Hlk191193549"/><text:span text:style-name="T565">(also early-onset Alzheimer’s disease; Özbek, Fide &amp; Yener, 2021)<text:s/></text:span><text:bookmark-end text:name="_Hlk191193549"/><text:span text:style-name="T566">show increased<text:s/></text:span><text:span text:style-name="T567">delta</text:span><text:span text:style-name="T568"><text:s/>power during resting state electroencephalography (rsEEG) (Fröhlich, Kutz, Müller &amp; Claudia Voelcker-Rehagen, 2021).<text:s/></text:span></text:p>
      <text:p text:style-name="P569">This study is the first to report that resting-state EEG power can be a promising marker for diagnostic accuracy between EOAD and healthy controls (Özbek, Fide &amp; Yener, 2021).<text:s/></text:p>
      <text:p text:style-name="P570"><text:span text:style-name="T571">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 This is not in complete agreement with prior findings of changes in the rsEEG in patients with MCI (Fröhlich, Kutz, Müller &amp; Claudia Voelcker-Rehagen, 2021). For the rest with eyes-closed, it was shown that<text:s/></text:span><text:span text:style-name="T572">delta</text:span><text:span text:style-name="T573"><text:s/>power was either elevated or reduced in MCI compared with healthy older adults<text:s/></text:span><text:soft-page-break/><text:span text:style-name="T574">(Koenig et al., 2005; Babiloni et al., 2006b, 2010; Kwak, 2006; Ya et al., 2015) (from Fröhlich, Kutz, Müller &amp; Claudia Voelcker-Rehagen, 2021).<text:s/></text:span></text:p>
      <text:p text:style-name="P575"><text:span text:style-name="T576">A significant difference between the AD group and groups with objective and subjective memory disturbances was found for<text:s/></text:span><text:span text:style-name="T577">delta</text:span><text:span text:style-name="T578">,<text:s/></text:span><text:span text:style-name="T579">theta</text:span><text:span text:style-name="T580">, and<text:s/></text:span><text:span text:style-name="T581">alpha</text:span><text:span text:style-name="T582"><text:s/>relative power (Jelic, Shigeta, Julin, Almkvist, Winblad &amp; Wahlund, 1996). For<text:s/></text:span><text:span text:style-name="T583">delta</text:span><text:span text:style-name="T584"><text:s/>relative power, a lower level of significance (p&lt;0.05) was observed in the left and right temporal and parieto-occipital, and left frontal regions (Jelic, Shigeta, Julin, Almkvist, Winblad &amp; Wahlund, 1996). No significant differences between the groups with subjective or objective memory impairment (MCI) when compared to the controls (Jelic, Shigeta, Julin, Almkvist, Winblad &amp; Wahlund, 1996).<text:s/></text:span></text:p>
      <text:p text:style-name="P585"><text:bookmark-start text:name="_Hlk191195242"/><text:span text:style-name="T586">Compared with the normal controls, the AD patients had a significant increase in<text:s/></text:span><text:span text:style-name="T587">delta</text:span><text:span text:style-name="T588"><text:s/>band power in the resting EEG (</text:span><text:span text:style-name="T589">Wada, Nanbu, Jiang, Koshino, Yamaguchi &amp; Hashimoto, 1997).</text:span><text:bookmark-end text:name="_Hlk191195242"/><text:span text:style-name="T590"><text:s/></text:span><text:span text:style-name="T591">Topographic analyses of the resting EEG showed a significant increase in<text:s/></text:span><text:span text:style-name="T592">delta</text:span><text:span text:style-name="T593"><text:s/>band power at the frontal regions/</text:span><text:span text:style-name="T594">delta</text:span><text:span text:style-name="T595"><text:s/>activity was observed predominantly at the frontal areas (</text:span><text:span text:style-name="T596">Wada, Nanbu, Jiang, Koshino, Yamaguchi &amp; Hashimoto, 1997)</text:span><text:span text:style-name="T597">.</text:span></text:p>
      <text:p text:style-name="P598"><text:span text:style-name="T599">The AD patients showed highly significant increases in<text:s/></text:span><text:span text:style-name="T600">delta</text:span><text:span text:style-name="T601"><text:s/>activity compared with controls (</text:span><text:span text:style-name="T602">Elmståhl, Ros</text:span><text:span text:style-name="T603"><office:annotation office:name="43" xml:id="1760049884"><dc:creator>Janka Hauffe</dc:creator><dc:date>2025-01-08T17:43:00</dc:date><meta:creator-initials>JH</meta:creator-initials><text:p text:style-name="P604">akzent</text:p></office:annotation>e</text:span><text:span text:style-name="T605"><office:annotation-end office:name="43"/></text:span><text:span text:style-name="T606">n &amp; Gullberg, 1994).</text:span></text:p>
      <text:p text:style-name="P607"><text:span text:style-name="T608">The topographical analysis showed a widespread increase in<text:s/></text:span><text:span text:style-name="T609">delta</text:span><text:span text:style-name="T610"><text:s/>power over most cortical areas (</text:span><text:span text:style-name="T611">Elmståhl, Ros</text:span><text:span text:style-name="T612"><office:annotation office:name="44" xml:id="2099573610"><dc:creator>Janka Hauffe</dc:creator><dc:date>2025-01-08T17:43:00</dc:date><meta:creator-initials>JH</meta:creator-initials><text:p text:style-name="P613">akzent</text:p></office:annotation>e</text:span><text:span text:style-name="T614"><office:annotation-end office:name="44"/></text:span><text:span text:style-name="T615">n &amp; Gullberg, 1994)</text:span><text:span text:style-name="T616">.<text:s/></text:span><text:span text:style-name="T617">Delta</text:span><text:span text:style-name="T618"><text:s/>waves are considered to reflect primarily abnormalities of connections between subcortical and cortical areas [</text:span><text:span text:style-name="T619"><office:annotation office:name="45" xml:id="873070435"><dc:creator>Janka Hauffe</dc:creator><dc:date>2025-01-29T14:09:00</dc:date><meta:creator-initials>JH</meta:creator-initials><text:p text:style-name="P620">26 Kcllawav P; An orderly approach to visual</text:p><text:p text:style-name="P621">analysis: Parameters of the normal EEG in</text:p><text:p text:style-name="P622">adults and children; in Klass DW, Daly DD</text:p><text:p text:style-name="P623">(eds): Current practice of Clinical Electroen</text:p><text:p text:style-name="P624">cephalography. New York, Raven Press. 1979.</text:p><text:p text:style-name="P625">pp 69-148.</text:p><text:p text:style-name="P626">27 Gloor P, Ball G. Schaull N: Brain lesions that</text:p><text:p text:style-name="P627">produce delta waves in the EEG. Neurology</text:p><text:p text:style-name="P628">(Minncap) 1977;27:326-333</text:p></office:annotation>26, 27</text:span><text:span text:style-name="CommentReference"><office:annotation-end office:name="45"/></text:span><text:span text:style-name="T629">] (</text:span><text:span text:style-name="T630">Elmståhl, Ros</text:span><text:span text:style-name="T631"><office:annotation office:name="46" xml:id="2074057337"><dc:creator>Janka Hauffe</dc:creator><dc:date>2025-01-08T17:43:00</dc:date><meta:creator-initials>JH</meta:creator-initials><text:p text:style-name="P632">akzent</text:p></office:annotation>e</text:span><text:span text:style-name="T633"><office:annotation-end office:name="46"/></text:span><text:span text:style-name="T634">n &amp; Gullberg, 1994)</text:span><text:span text:style-name="T635">.<text:s/></text:span></text:p>
      <text:p text:style-name="P636"><text:bookmark-start text:name="_Hlk191196328"/><text:span text:style-name="T637">Typical EEG changes in AD include increased power in the<text:s/></text:span><text:span text:style-name="T638">delta</text:span><text:span text:style-name="T639"><text:s/>(B4 Hz) band [</text:span><text:span text:style-name="T640"><office:annotation office:name="47" xml:id="265495059"><dc:creator>Janka Hauffe</dc:creator><dc:date>2025-01-29T14:16:00</dc:date><meta:creator-initials>JH</meta:creator-initials><text:p text:style-name="P641">[21] Coben LA, Danziger W, Storandt M. A longitudinal EEG</text:p><text:p text:style-name="P642">study of mild senile dementia of Alzheimer’s type: Changes at 1</text:p><text:p text:style-name="P643">year and at 2.5 years. Electroencephalogr Clin Neurophysiol</text:p><text:p text:style-name="P644">1985;61:101–12.<text:line-break/>[39] Fenton GW. Electrophysiology of Alzheimer’s disease. Br Med</text:p><text:p text:style-name="P645">Bull 1986;42:29–33.<text:line-break/>[71] Penttila¨ M, Partanen JV, Soininen H, Riekkinen PJ. Quantita-</text:p><text:p text:style-name="P646">tive analysis of occipital EEG in different stages of Alzheimer’s</text:p><text:p text:style-name="P647">disease. Electroencephalogr Clin Neurophysiol 1985;60:1–6.</text:p><text:p text:style-name="P648">[74] Prichep LS, John ER, Ferds SH, Reisberg B, Almas M, Alper</text:p><text:p text:style-name="P649">K, Cancro R. Quantitative EEG correlates of cognitive deterio-</text:p><text:p text:style-name="P650">ration in the elderly. Neurobiol Aging 1994;15:85–90.</text:p></office:annotation>21,39,71,74</text:span><text:span text:style-name="CommentReference"><office:annotation-end office:name="47"/></text:span><text:span text:style-name="T651">] (Dringenberg, 2000).</text:span></text:p>
      <text:p text:style-name="P652"><text:bookmark-start text:name="_Hlk191197581"/><text:bookmark-end text:name="_Hlk191196328"/><text:span text:style-name="T653">An increase in<text:s/></text:span><text:span text:style-name="T654">delta</text:span><text:span text:style-name="T655"><text:s/>activity is repeatedly observed in AD (Jeong, 2004).<text:s/></text:span></text:p>
      <text:p text:style-name="P656"><text:bookmark-start text:name="_Hlk191198522"/><text:bookmark-end text:name="_Hlk191197581"/><text:span text:style-name="T657">In the MCI subjects, the EEG markers of disease progression included an increase of the power density at the<text:s/></text:span><text:span text:style-name="T658">delta</text:span><text:span text:style-name="T659"><text:s/>rhythms in the temporal and occipital regions (Jelic et al., 2000) from Babiloni, 2015.</text:span></text:p>
      <text:p text:style-name="P660"><text:span text:style-name="T661">Reduced<text:s/></text:span><text:span text:style-name="T662">delta</text:span><text:span text:style-name="T663"><text:s/>power during resting state EEG has been identified in patients with MCI (Liddell et al., 2007). Furthermore, in the study, individuals with MCI demonstrated a significant positive correlation between<text:s/></text:span><text:span text:style-name="T664">delta</text:span><text:span text:style-name="T665"><text:s/>power and immediate memory recall. Liddell et al. (2007) proposed that these findings suggest that<text:s/></text:span><text:span text:style-name="T666">delta</text:span><text:span text:style-name="T667"><text:s/>power may be linked to memory decline in MCI, indicating that it could serve as a sensitive indicator of prodromal or early cognitive decline. However, other studies have shown increased<text:s/></text:span><text:span text:style-name="T668">delta</text:span><text:span text:style-name="T669"><text:s/>power in MCI patients compared to healthy controls, particularly in frontal and centroparietall regions (Adler, Bramesfeld &amp; Jajcevic, 1999; Moretti, Zanetti, Binetti &amp; Frisoni, 2012).</text:span><text:bookmark-end text:name="_Hlk191198522"/></text:p>
      <text:soft-page-break/>
      <text:p text:style-name="P670"><text:span text:style-name="T671">Now about</text:span><text:span text:style-name="T672"><office:annotation office:name="48" xml:id="343741838"><dc:creator>Janka Hauffe</dc:creator><dc:date>2025-02-12T18:22:00</dc:date><meta:creator-initials>JH</meta:creator-initials><text:p text:style-name="P673"><text:span text:style-name="T674">Frequency bands</text:span></text:p><text:p text:style-name="P675"><text:span text:style-name="T676">1–4 Hz (</text:span><text:span text:style-name="T677">delta</text:span><text:span text:style-name="T678">), 4–8 Hz (</text:span><text:span text:style-name="T679">theta</text:span><text:span text:style-name="T680">), 8–13 Hz (</text:span><text:span text:style-name="T681">alpha</text:span><text:span text:style-name="T682">), 13–30 Hz (</text:span><text:span text:style-name="T683">beta</text:span><text:span text:style-name="T684">), and &gt;30 Hz (gamma) (Babiloni et al., 2011; Babiloni et al., 2016).<text:s/></text:span><text:span text:style-name="T685">Each of these frequencies conveys peculiar physiological information on brain functional state during sleep and wake periods (Babiloni et al., 2011; Nunez et al., 1999).</text:span></text:p><text:p text:style-name="P686"><text:span text:style-name="T687">A certain consensus is reached on the following physiological model (Babiloni et al., 2011). During slow-wave sleep, corticofugal slow oscillations (&lt;1 Hz) are effective in grouping thalamic-generated<text:s/></text:span><text:span text:style-name="T688">delta</text:span><text:span text:style-name="T689"><text:s/>rhythms (1–4 Hz) and spindling activity (7–14 Hz) [14]. In this condition,<text:s/></text:span><text:span text:style-name="T690">delta</text:span><text:span text:style-name="T691"><text:s/>rhythms would dominate EEG oscillations, while<text:s/></text:span><text:span text:style-name="T692">alpha</text:span><text:span text:style-name="T693"><text:s/>rhythms (about 8–12 Hz) would be suppressed (Babiloni et al., 2011). In the case of endogenous or exogenous arousing stimuli, spindles, high- and low-frequency components of the<text:s/></text:span><text:span text:style-name="T694">delta</text:span><text:span text:style-name="T695"><text:s/>rhythms are blocked by the inhibition of reticulo-thalamic (7–14 Hz), thalamocortical (1–4 Hz), and intracortical (&lt;1 Hz) oscillators (Babiloni et al., 2011).</text:span></text:p><text:p text:style-name="P696"><text:span text:style-name="T697">These rhythms are replaced by fast oscillations in the range of<text:s/></text:span><text:span text:style-name="T698">beta</text:span><text:span text:style-name="T699"><text:s/>(14–30 Hz) and gamma frequencies (&gt;30 Hz) [14, 15]. In the wake resting state condition,<text:s/></text:span><text:span text:style-name="T700">alpha</text:span><text:span text:style-name="T701"><text:s/>rhythms would dominate the human EEG oscillatory activity, while<text:s/></text:span><text:span text:style-name="T702">delta</text:span><text:span text:style-name="T703"><text:s/>rhythms would be quite low in amplitude in physiological conditions [16–18].</text:span></text:p><text:p text:style-name="P704"><text:span text:style-name="T705">Babiloni et al., 2016:</text:span></text:p><text:p text:style-name="P706"><text:span text:style-name="T707">The background spontaneous oscillatory activity of brain neurons at about 10 Hz generates the dominant<text:s/></text:span><text:span text:style-name="T708">alpha</text:span><text:span text:style-name="T709"><text:s/>rhythm of restingstate EEG activity first described by Berger. In the classical studies by Jasper and Penfield (1949),<text:s/></text:span><text:span text:style-name="T710">alpha</text:span><text:span text:style-name="T711"><text:s/>rhythms ranging from about 8 to 12 Hz were recorded from nearly the entire upper cortical surface (including the frontal and prefrontal areas) in a large population of patients awake during surgery.</text:span></text:p><text:p text:style-name="P712"><text:span text:style-name="T713">In the condition of slow-wave sleep, cortico-fugal slow oscillations (b1 Hz) are effective</text:span></text:p><text:p text:style-name="P714"><text:span text:style-name="T715">in grouping thalamic-generated<text:s/></text:span><text:span text:style-name="T716">delta</text:span><text:span text:style-name="T717"><text:s/>rhythms (1–4 Hz) and spindling activity (7–14 Hz) rhythms (Steriade, 2003). In the condition of brain arousal, spindles as well as high and low components of the<text:s/></text:span><text:span text:style-name="T718">delta</text:span><text:span text:style-name="T719"><text:s/>rhythms are blocked by the inhibition of oscillators within, respectively, reticulo-thalamic (7–14 Hz), thalamo-cortical (1–4 Hz), and intra-cortical (b1 Hz), neuronal circuits. These rhythms are replaced by fast (</text:span><text:span text:style-name="T720">beta</text:span><text:span text:style-name="T721"><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722">alpha</text:span><text:span text:style-name="T723"><text:s/>would be mainly related to subject's global attentional readiness (Klimesch, 1996; Klimesch et al., 1997, 1998; Rossini et al., 1991; Q13Steriade and Llinas, 1998). Noteworthy, there is consensus that<text:s/></text:span><text:span text:style-name="T724">alpha</text:span><text:span text:style-name="T725"><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726">delta</text:span><text:span text:style-name="T727"><text:s/>(1–4 Hz),<text:s/></text:span><text:span text:style-name="T728">theta</text:span><text:span text:style-name="T729"><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48"/></text:span><text:span text:style-name="T730">bands in general before looking at abnormalities in frequeny bands in MCI and covid patients</text:span></text:p>
      <text:p text:style-name="P731"/>
      <text:p text:style-name="P732"><text:span text:style-name="T733">Eyes-closed rsEEG rhythms undergo gradual changes across physiological</text:span><text:span text:style-name="T734"><office:annotation office:name="49" xml:id="1420984254"><dc:creator>Janka Hauffe</dc:creator><dc:date>2025-02-12T18:20:00</dc:date><meta:creator-initials>JH</meta:creator-initials><text:p text:style-name="P735"><text:span text:style-name="T736">(It was observed a marked amplitude decrease of<text:s/></text:span><text:span text:style-name="T737">alpha</text:span><text:span text:style-name="T738"><text:s/>(8–13 Hz) and a global “slowing” of the background EEG, which increases in power and spatial distribution in the slower<text:s/></text:span><text:span text:style-name="T739">delta</text:span><text:span text:style-name="T740"><text:s/>(1–4 Hz) and<text:s/></text:span><text:span text:style-name="T741">theta</text:span><text:span text:style-name="T742"><text:s/>(4–8 Hz) rhythms [58–61]. A recent study in a large sample of healthy subjects (N = 215, 18–85 years) confirmed an age-dependent power decrement of posterior low-frequency<text:s/></text:span><text:span text:style-name="T743">alpha</text:span><text:span text:style-name="T744"><text:s/>(</text:span><text:span text:style-name="T745">alpha</text:span><text:span text:style-name="T746"><text:s/>1; 8–10.5 Hz) and<text:s/></text:span><text:span text:style-name="T747">delta</text:span><text:span text:style-name="T748"><text:s/>rhythms [62].)</text:span></text:p><text:p text:style-name="P749"><text:span text:style-name="T750">Alpha</text:span><text:span text:style-name="T751"><text:s/>power is linked to heightened attention and task engagement, whereas<text:s/></text:span><text:span text:style-name="T752">theta</text:span><text:span text:style-name="T753"><text:s/>power is associated with memory encoding and retrieval (Perez et al., 2024).<text:s/></text:span></text:p><text:p text:style-name="P754"><text:span text:style-name="T755">The predominant approach in the literature focuses on the analysis of broad frequency bands in the EEG power spectrum, from slow bands,<text:s/></text:span><text:span text:style-name="T756">delta</text:span><text:span text:style-name="T757"><text:s/>(</text:span>δ<text:span text:style-name="T758">:0.1–&lt;4 Hz) and<text:s/></text:span><text:span text:style-name="T759">theta</text:span><text:span text:style-name="T760"><text:s/>(</text:span>θ<text:span text:style-name="T761">:4–&lt;8 Hz), to faster bands,<text:s/></text:span><text:span text:style-name="T762">alpha</text:span><text:span text:style-name="T763"><text:s/>(</text:span>α<text:span text:style-name="T764">: 8–13 Hz),<text:s/></text:span><text:span text:style-name="T765">beta</text:span><text:span text:style-name="T766"><text:s/>(</text:span>β<text:span text:style-name="T767">:14–30 Hz), and gamma (</text:span>γ<text:span text:style-name="T768">: &gt;30–80 H) (</text:span><text:span text:style-name="T769">Babiloni, et al., 2020).<text:s/></text:span></text:p></office:annotation><text:s/>aging<text:s/></text:span><text:span text:style-name="CommentReference"><office:annotation-end office:name="49"/></text:span><text:span text:style-name="T770">(Babiloni et al., 2011; Babiloni et al., 2016;<text:s/></text:span><text:span text:style-name="T771"><office:annotation office:name="50" xml:id="1276522785"><dc:creator>Janka Hauffe</dc:creator><dc:date>2025-02-11T12:54:00</dc:date><meta:creator-initials>JH</meta:creator-initials><text:p text:style-name="P772">From Perez</text:p></office:annotation><office:annotation office:name="51" xml:id="943944206"><dc:creator>Janka Hauffe</dc:creator><dc:date>2025-02-12T18:20:00</dc:date><meta:creator-initials>JH</meta:creator-initials><text:p text:style-name="P773"><text:span text:style-name="T774">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50"/></text:span><text:span text:style-name="CommentReference"><office:annotation-end office:name="51"/></text:span><text:span text:style-name="T775">).<text:s/></text:span><text:span text:style-name="T776"><office:annotation office:name="52" xml:id="2051875719"><dc:creator>Janka Hauffe</dc:creator><dc:date>2025-02-12T16:12:00</dc:date><meta:creator-initials>JH</meta:creator-initials><text:p text:style-name="P777"><text:span text:style-name="T778">A common method to characterize these rhythms is to break down oscillatory signals into spectral power across distinct frequency bands (Babiloni et al., 2016; Perez et al., 2024), as spectral power reflects the distribution of neural activity at a specific frequency and is linked to various cognitive processes (Babiloni et al., 2016; Perez et al., 2024; Ward, 2003).</text:span></text:p></office:annotation>A common method<text:s/></text:span><text:span text:style-name="CommentReference"><office:annotation-end office:name="52"/></text:span><text:span text:style-name="T779">to characterize these rhythms is through spectral power analysis across distinct frequency bands, as it reflects the distribution of neural activity and its role in various cognitive processes (Babiloni et al., 2016; Perez et al., 2024;<text:s/></text:span><text:span text:style-name="T780"><office:annotation office:name="53" xml:id="1291115368"><dc:creator>Janka Hauffe</dc:creator><dc:date>2025-02-11T12:53:00</dc:date><meta:creator-initials>JH</meta:creator-initials><text:p text:style-name="P781">From Perez et al., 2024</text:p></office:annotation>Ward, 2003</text:span><text:span text:style-name="CommentReference"><office:annotation-end office:name="53"/></text:span><text:span text:style-name="T782">).<text:s/></text:span><text:span text:style-name="T783"><office:annotation office:name="54" xml:id="2147299855"><dc:creator>Janka Hauffe</dc:creator><dc:date>2025-02-12T16:24:00</dc:date><meta:creator-initials>JH</meta:creator-initials><text:p text:style-name="P784">This sentence should somehow go in here</text:p></office:annotation>However, in pathological aging, as in AD, these alterations are often more pronounced and disruptive, with significant changes in frequency bands<text:s/></text:span><text:span text:style-name="CommentReference"><office:annotation-end office:name="54"/></text:span><text:span text:style-name="T785">(</text:span><text:span text:style-name="T786"><office:annotation office:name="55" xml:id="812060325"><dc:creator>Janka Hauffe</dc:creator><dc:date>2025-02-11T12:54:00</dc:date><meta:creator-initials>JH</meta:creator-initials><text:p text:style-name="P787">From Perez</text:p></office:annotation>Lejko et al., 2020</text:span><text:span text:style-name="CommentReference"><office:annotation-end office:name="55"/></text:span><text:span text:style-name="T788">).</text:span></text:p>
      <text:p text:style-name="P789"/>
      <text:p text:style-name="P790">While changes in EEG frequencybands in AD are quite straight forward, there are inconsisten findings in frequencybands in MCI.<text:s/></text:p>
      <text:p text:style-name="P791"/>
      <text:p text:style-name="P792"><text:span text:style-name="T793">Greater EEG slowing was associated with worse cognitive impairment, as indicated by lower MMSE scores (</text:span><text:span text:style-name="T794"><office:annotation office:name="56" xml:id="445168618"><dc:creator>Janka Hauffe</dc:creator><dc:date>2025-02-13T07:40:00</dc:date><meta:creator-initials>JH</meta:creator-initials><text:p text:style-name="P795">@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57" xml:id="847789502"><dc:creator>Janka Hauffe</dc:creator><dc:date>2025-02-13T07:40:00</dc:date><meta:creator-initials>JH</meta:creator-initials><text:p text:style-name="P796"><text:a xlink:href="https://doi.org/10.1016/j.isci.2021.102386" office:target-frame-name="_top" xlink:show="replace"><text:span text:style-name="T797">https://doi.org/10.1016/j.isci.2021.102386</text:span></text:a></text:p></office:annotation>D’Atri et al., 2021)</text:span><text:span text:style-name="T798">.<text:s/></text:span><text:span text:style-name="CommentReference"><office:annotation-end office:name="56"/></text:span><text:span text:style-name="CommentReference"><office:annotation-end office:name="57"/></text:span><text:span text:style-name="T799">.</text:span></text:p>
      <text:p text:style-name="P800"><text:span text:style-name="T801">Studies have found that EEG signals in older adults with cognitive impairment exhibit specific characteristics, such as a basic rhythm slowdown, manifested by an increase in low-frequency band (</text:span><text:span text:style-name="T802">delta</text:span><text:span text:style-name="T803">,<text:s/></text:span><text:span text:style-name="T804">theta</text:span><text:span text:style-name="T805">) power and a decrease in high-frequency band (</text:span><text:span text:style-name="T806">alpha</text:span><text:span text:style-name="T807">,<text:s/></text:span><text:span text:style-name="T808">beta</text:span><text:span text:style-name="T809">) power [</text:span><text:span text:style-name="T810"><office:annotation office:name="58" xml:id="1158485547"><dc:creator>Janka Hauffe</dc:creator><dc:date>2025-01-30T13:55:00</dc:date><meta:creator-initials>JH</meta:creator-initials><text:p text:style-name="P811">8. Lejko N, Larabi D I, Herrmann C S, et al. Alpha Power and Functional Con-</text:p><text:p text:style-name="P812">nectivity in Cognitive decline: a systematic review and Meta-analysis [J]. J</text:p><text:p text:style-name="P813">Alzheimers Dis. 2020;78:1047–88.</text:p><text:p text:style-name="P814">9. Garrido-Chaves R Perezv, Zapater-Fajarí M, et al. EEG markers and subjec-</text:p><text:p text:style-name="P815">tive memory complaints in young and older people [J]. Int J Psychophysiol.</text:p><text:p text:style-name="P816">2022;182:23–31.</text:p></office:annotation>8, 9</text:span><text:span text:style-name="CommentReference"><office:annotation-end office:name="58"/></text:span><text:span text:style-name="T817">] (Liu et al., 2024) (Farina et al., 2020)..</text:span></text:p>
      <text:p text:style-name="P818"/>
      <text:p text:style-name="P819">Compared with healthy older adults, patients with Alzheimer’s disease show decreased</text:p>
      <text:p text:style-name="P820"><text:span text:style-name="T821">alpha</text:span><text:span text:style-name="T822"><text:s/>and<text:s/></text:span><text:span text:style-name="T823">beta</text:span><text:span text:style-name="T824"><text:s/>power as well as increased<text:s/></text:span><text:span text:style-name="T825">delta</text:span><text:span text:style-name="T826"><text:s/>and<text:s/></text:span><text:span text:style-name="T827">theta</text:span><text:span text:style-name="T828"><text:s/>power during resting state electroencephalography (rsEEG) (Fröglich et al., 2021). Findings for mild cognitive impairment (MCI) are less conclusive (Fröhlich et al., 2021).</text:span></text:p>
      <text:p text:style-name="P829"/>
      <text:p text:style-name="P830">Despite the evidence of abnormal cortical rhythms in MCI and AD subjects, EEG analysis alone is unable to allow a diagnosis of disease (Babiloni et al., 2011).</text:p>
      <text:p text:style-name="P831">The hypothesis of some strict relationships between brain activity in MCI and AD subjects implies the prediction of similar features of resting state EEG rhythm in MCI and AD subjects as a function of genetic risk factors (Babiloni et al., 2011).</text:p>
      <text:p text:style-name="P832"/>
      <text:soft-page-break/>
      <text:p text:style-name="P833"><text:span text:style-name="T834">Thus, the hypotheses that MCI is characterized by lower<text:s/></text:span><text:span text:style-name="T835">alpha</text:span><text:span text:style-name="T836"><text:s/>and<text:s/></text:span><text:span text:style-name="T837">beta</text:span><text:span text:style-name="T838"><text:s/>power as well as <text:s/>stronger<text:s/></text:span><text:span text:style-name="T839">delta</text:span><text:span text:style-name="T840"><text:s/>and<text:s/></text:span><text:span text:style-name="T841">theta</text:span><text:span text:style-name="T842"><text:s/>power during<text:s/></text:span><text:span text:style-name="T843"><office:annotation office:name="59" xml:id="270785227"><dc:creator>Janka Hauffe</dc:creator><dc:date>2025-02-14T13:16:00</dc:date><meta:creator-initials>JH</meta:creator-initials><text:p text:style-name="P844">Eyes closed</text:p></office:annotation>EC</text:span><text:span text:style-name="CommentReference"><office:annotation-end office:name="59"/></text:span><text:span text:style-name="T845"><text:s/>could not be confirmed in our sample (Fröhlich et al., 2021).</text:span></text:p>
      <text:p text:style-name="P846"/>
      <text:p text:style-name="P847">Chat GPT</text:p>
      <text:p text:style-name="NormalWeb"><text:span text:style-name="T848">Electroencephalographic (EEG) Frequency Bands and Cognitive Decline</text:span></text:p>
      <text:p text:style-name="P849">Electroencephalography (EEG) measures brain activity through different frequency bands, including delta (0.5–3 Hz), theta (4–7 Hz), alpha (8–13 Hz), and beta (14–30 Hz), each of which plays a crucial role in brain function and cognition. The study of these frequencies has been instrumental in understanding normal aging and neurodegenerative disorders such as Alzheimer's disease (AD) and mild cognitive impairment (MCI).</text:p>
      <text:h text:style-name="Heading3" text:outline-level="3"><text:span text:style-name="T850">Delta Frequency (0.5–3 Hz)</text:span></text:h>
      <text:p text:style-name="P851">Delta waves are primarily associated with deep sleep and are usually absent in the waking state of healthy adults (Schandry, 2016). However, in individuals with AD, an increase in delta power has been observed, particularly in the prefrontal and right frontotemporal regions, differentiating AD patients from both MCI and healthy control (HC) groups (D’Atri et al., 2021). Increased delta power has been linked to abnormalities in subcortical-cortical connectivity (Elmståhl, Rosen &amp; Gullberg, 1994). Furthermore, topographic analyses indicate that delta activity is predominantly elevated in the frontal regions of AD patients (Wada et al., 1997). While delta power reduction in MCI has been identified in some studies (Liddell et al., 2007), others suggest an increase in frontal and centroparietal regions (Moretti et al., 2012). These conflicting results highlight the complexity of using delta power as a biomarker for cognitive decline.</text:p>
      <text:h text:style-name="Heading3" text:outline-level="3"><text:span text:style-name="T852">Theta Frequency (4–7 Hz)</text:span></text:h>
      <text:p text:style-name="P853">Theta power increases have been associated with cognitive decline and neurodegenerative conditions. Research indicates that increased theta power is an early marker of cognitive deterioration, correlating with the severity of impairment (Liu et al., 2024). AD patients exhibit widespread theta power increases compared to normal elderly subjects, particularly in left temporo-parietal regions (Babiloni et al., 2011). Increased theta functional connectivity has also been suggested as a promising biomarker for distinguishing amnestic mild cognitive impairment (aMCI) from healthy aging (Farina et al., 2020). While some studies report no significant differences in theta power between MCI and healthy individuals (Fröhlich et al., 2021), others have found that elevated theta rhythms in temporal and occipital regions indicate disease progression (Jelic et al., 2000). These findings reinforce the role of theta power in neurodegenerative assessment.</text:p>
      <text:h text:style-name="Heading3" text:outline-level="3"><text:span text:style-name="T854">Alpha Frequency (8–13 Hz)</text:span></text:h>
      <text:p text:style-name="P855">Alpha power is typically associated with relaxation and cognitive processing. Its reduction is a consistent finding in AD, where posterior alpha amplitude decreases significantly compared<text:s/><text:soft-page-break/>to healthy elderly controls (Babiloni et al., 2011). Studies have also demonstrated that slowing of alpha rhythms serves as an early indicator of brain aging and pathological transitions (Liu et al., 2024). In AD, lower alpha power and reduced synchronization have been linked to deteriorating cognitive function (Jeong, 2004; Lejko et al., 2020). In contrast, healthy aging is characterized by higher alpha power, especially in temporo-parietal regions, with stronger connectivity in frontal areas (Farina et al., 2020). Moreover, reductions in alpha power during resting-state EEG (rsEEG) have been associated with early-onset Alzheimer’s disease (Özbek, Fide &amp; Yener, 2021). While some studies indicate no rsEEG power differences between MCI and controls (Fröhlich et al., 2021), others suggest a decline in alpha power in MCI compared to healthy older adults (Koenig et al., 2005).</text:p>
      <text:h text:style-name="Heading3" text:outline-level="3"><text:span text:style-name="T856">Beta Frequency (14–30 Hz)</text:span></text:h>
      <text:p text:style-name="P857">Beta waves are commonly linked to active cognition, wakefulness, and stress responses. Beta activity reduction is frequently observed in AD patients, particularly in posterior temporo-parietal regions (Elmståhl, Rosen &amp; Gullberg, 1994). Compared to normal elderly individuals, AD patients show significant beta power reductions in resting-state EEG (Babiloni et al., 2011). While beta power remains relatively stable in MCI, a decrease in beta density in temporal and occipital regions has been observed (Jelic et al., 2000). Additionally, studies report that healthy aging is associated with higher beta power relative to AD patients (Farina et al., 2020). Though some research finds no significant beta power differences between MCI and controls (Fröhlich et al., 2021), others suggest a trend toward increased frontal beta power in individuals with subjective memory disturbances (Jelic et al., 1996). A general decrease in beta activity in AD has been confirmed across multiple studies (Jeong, 2004).</text:p>
      <text:h text:style-name="Heading3" text:outline-level="3"><text:span text:style-name="T858">Conclusion</text:span></text:h>
      <text:p text:style-name="P859">EEG frequency analysis provides valuable insights into cognitive decline, particularly in AD and MCI. While increased delta and theta power, along with reduced alpha and beta power, are hallmark findings in AD, the patterns in MCI remain less conclusive. The variability in findings underscores the need for further longitudinal and comparative studies to enhance diagnostic accuracy. EEG remains a promising tool for early detection of cognitive impairment and differentiation between normal aging and neurodegenerative diseases.</text:p>
      <text:p text:style-name="P860"/>
      <text:p text:style-name="P861">Electroencephalography (EEG) studies have identified five primary frequency bands—delta (0.5–3 Hz), theta (4–7 Hz), alpha (8–13 Hz), beta (14–30 Hz), and gamma (&gt;30 Hz)—each associated with distinct cognitive and physiological functions (Babiloni et al., 2020). Among these, alterations in delta and beta frequency bands have been particularly relevant in the study of cognitive impairment, making them central to the present investigation.</text:p>
      <text:p text:style-name="P862">Alzheimer’s disease (AD) is characterized by well-established EEG alterations, including a decrease in beta power and an increase in delta power, indicative of cortical dysfunction and neuronal network disruption (Babiloni et al., 2011; Claus et al., 2000). While EEG abnormalities in AD are relatively consistent, findings in mild cognitive impairment (MCI), which represents an intermediate stage between normal aging and dementia, are more variable (Fröhlich, Kutz, Müller &amp; Voelcker-Rehagen, 2021). Given the potential of EEG as an early<text:s/><text:soft-page-break/>biomarker for cognitive decline, this study focuses on the delta and beta bands due to their reported changes in MCI, despite mixed findings in the literature.</text:p>
      <text:h text:style-name="P863" text:outline-level="3">Delta Band Alterations in MCI</text:h>
      <text:p text:style-name="P864">The delta frequency band, typically present during deep sleep, is largely absent in healthy waking adults but increases significantly in neurodegenerative conditions (Schandry, 2016). In AD, a widespread increase in delta power has been observed, particularly in frontal and temporoparietal regions, reflecting impaired cortical-subcortical connectivity (Elmståhl, Rosen &amp; Gullberg, 1994; Babiloni et al., 2011). Studies on MCI, however, report mixed findings. Some research suggests increased delta power in MCI, particularly in the left temporoparietal electrodes, aligning with early pathological changes in AD (Farina et al., 2020). Conversely, other studies indicate no significant differences in resting-state delta power between MCI patients and healthy controls (Fröhlich et al., 2021). These discrepancies may be attributed to variations in MCI subtypes, disease progression, and methodological differences across studies. Nevertheless, delta power alterations remain a candidate biomarker for distinguishing MCI from normal aging and predicting conversion to dementia (Jelic et al., 2000).</text:p>
      <text:h text:style-name="P865" text:outline-level="3">Beta Band Alterations in MCI</text:h>
      <text:p text:style-name="P866">Beta oscillations are typically associated with active cognitive processes and motor activity and tend to decrease in neurodegenerative disorders (Schandry et al., 2016). A consistent reduction in beta power has been observed in AD, particularly in temporoparietal regions, suggesting progressive cortical degeneration (Elmståhl, Rosen &amp; Gullberg, 1994; Wada et al., 1997). In contrast, findings in MCI are less conclusive. Some studies report reduced beta power in MCI patients compared to healthy controls, particularly during resting-state EEG with eyes closed (Koenig et al., 2005; Babiloni et al., 2010). However, others find no significant beta power differences between MCI and control groups, indicating that beta alterations may be less pronounced or emerge later in disease progression (Fröhlich et al., 2021). Despite these inconsistencies, beta power reduction in MCI remains an area of interest due to its potential link to early cognitive decline and compensatory neural mechanisms.</text:p>
      <text:p text:style-name="P867">In summary, while EEG alterations in AD follow a relatively uniform pattern, findings in MCI are more variable. The selection of delta and beta bands for this study is based on their established significance in neurodegenerative disorders and their potential as early indicators of cognitive decline. Further research is required to elucidate their precise role in MCI and their utility as diagnostic markers for disease progression.</text:p>
      <text:p text:style-name="P868"/>
      <text:p text:style-name="P869">Electroencephalography (EEG) studies have identified five primary frequency bands—delta (0.5–3 Hz), theta (4–7 Hz), alpha (8–13 Hz), beta (14–30 Hz), and gamma (&gt;30 Hz)—each associated with distinct cognitive and physiological functions (Babiloni et al., 2020). Eyes-closed resting-state EEG (rsEEG) rhythms undergo gradual changes across physiological aging (Babiloni et al., 2011; Babiloni et al., 2016; Babiloni et al., 2006; Barry &amp; De Blasio, 2017). A common method to characterize these rhythms is through spectral power analysis across distinct frequency bands, as it reflects the distribution of neural activity and its role in various cognitive processes (Babiloni et al., 2016; Perez et al., 2024; Ward, 2003). However,<text:s/><text:soft-page-break/>in pathological aging, as in Alzheimer’s disease (AD), these alterations are often more pronounced and disruptive, with significant changes in frequency bands (Lejko et al., 2020).</text:p>
      <text:p text:style-name="P870">While changes in EEG frequency bands in AD are relatively well established, findings for mild cognitive impairment (MCI) remain inconsistent. Studies have found that EEG signals in older adults with cognitive impairment exhibit specific characteristics, such as a basic rhythm slowdown, manifested by an increase in low-frequency band (delta, theta) power and a decrease in high-frequency band (alpha, beta) power (Liu et al., 2024; Farina et al., 2020). Compared with healthy older adults, patients with AD show decreased alpha and beta power as well as increased delta and theta power during rsEEG (Fröhlich et al., 2021). Findings for MCI are less conclusive (Fröhlich et al., 2021). Given these variations, the present study focuses on the delta and beta bands due to their reported changes in MCI and their potential as early markers of cognitive decline.</text:p>
      <text:h text:style-name="P871" text:outline-level="3">Delta Band Alterations in MCI</text:h>
      <text:p text:style-name="P872">The delta frequency band, typically present during deep sleep, is largely absent in healthy waking adults but increases significantly in neurodegenerative conditions (Schandry, 2016). In AD, a widespread increase in delta power has been observed, particularly in frontal and temporoparietal regions, reflecting impaired cortical-subcortical connectivity (Elmståhl, Rosen &amp; Gullberg, 1994; Babiloni et al., 2011). Studies on MCI, however, report mixed findings. Some research suggests increased delta power in MCI, particularly in the left temporoparietal electrodes, aligning with early pathological changes in AD (Farina et al., 2020). Conversely, other studies indicate no significant differences in resting-state delta power between MCI patients and healthy controls (Fröhlich et al., 2021). These discrepancies may be attributed to variations in MCI subtypes, disease progression, and methodological differences across studies. Nevertheless, delta power alterations remain a candidate biomarker for distinguishing MCI from normal aging and predicting conversion to dementia (Jelic et al., 2000).</text:p>
      <text:h text:style-name="P873" text:outline-level="3">Beta Band Alterations in MCI</text:h>
      <text:p text:style-name="P874">Beta oscillations are typically associated with active cognitive processes and motor activity and tend to decrease in neurodegenerative disorders (Schandry et al., 2016). A consistent reduction in beta power has been observed in AD, particularly in temporoparietal regions, suggesting progressive cortical degeneration (Elmståhl, Rosen &amp; Gullberg, 1994; Wada et al., 1997). In contrast, findings in MCI are less conclusive. Some studies report reduced beta power in MCI patients compared to healthy controls, particularly during resting-state EEG with eyes closed (Koenig et al., 2005; Babiloni et al., 2010). However, others find no significant beta power differences between MCI and control groups, indicating that beta alterations may be less pronounced or emerge later in disease progression (Fröhlich et al., 2021). Despite these inconsistencies, beta power reduction in MCI remains an area of interest due to its potential link to early cognitive decline and compensatory neural mechanisms.</text:p>
      <text:p text:style-name="P875">In summary, while EEG alterations in AD follow a relatively uniform pattern, findings in MCI are more variable. The selection of delta and beta bands for this study is based on their established significance in neurodegenerative disorders and their potential as early indicators of cognitive decline. Further research is required to elucidate their precise role in MCI and their utility as diagnostic markers for disease progression.</text:p>
      <text:p text:style-name="P8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style:style style:name="Absatz-Standardschriftart" style:display-name="Absatz-Standardschriftart" style:family="text"/>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23T09:55:00Z</meta:creation-date>
    <dc:date>2025-02-23T10:07:00Z</dc:date>
    <meta:print-date>2025-02-23T10:00:00Z</meta:print-date>
    <meta:template xlink:href="Normal.dotm" xlink:type="simple"/>
    <meta:editing-cycles>5</meta:editing-cycles>
    <meta:editing-duration>PT0S</meta:editing-duration>
    <meta:document-statistic meta:page-count="13" meta:paragraph-count="64" meta:word-count="4455" meta:character-count="32460" meta:row-count="233" meta:non-whitespace-character-count="28069"/>
  </office:meta>
</office:document-meta>
</file>